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Serif1" svg:font-family="'Liberation Serif'" style:font-pitch="variable"/>
    <style:font-face style:name="Source Code Pro1"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416b9c" officeooo:paragraph-rsid="0023b3db"/>
    </style:style>
    <style:style style:name="P2" style:family="paragraph" style:parent-style-name="Text_20_body">
      <style:paragraph-properties fo:text-align="justify" style:justify-single-word="false"/>
      <style:text-properties officeooo:rsid="001d8f0f" officeooo:paragraph-rsid="001d8f0f"/>
    </style:style>
    <style:style style:name="P3" style:family="paragraph" style:parent-style-name="Text_20_body">
      <style:text-properties officeooo:rsid="001d8f0f" officeooo:paragraph-rsid="001d8f0f"/>
    </style:style>
    <style:style style:name="P4" style:family="paragraph" style:parent-style-name="Text_20_body">
      <style:paragraph-properties fo:text-align="justify" style:justify-single-word="false"/>
      <style:text-properties officeooo:rsid="0027481b" officeooo:paragraph-rsid="0027481b"/>
    </style:style>
    <style:style style:name="P5" style:family="paragraph" style:parent-style-name="Text_20_body">
      <style:paragraph-properties fo:text-align="justify" style:justify-single-word="false"/>
      <style:text-properties officeooo:rsid="0027481b" officeooo:paragraph-rsid="002cfdc7"/>
    </style:style>
    <style:style style:name="P6" style:family="paragraph" style:parent-style-name="Text_20_body">
      <style:paragraph-properties fo:text-align="justify" style:justify-single-word="false"/>
      <style:text-properties officeooo:rsid="0043d9cf" officeooo:paragraph-rsid="0038e1be"/>
    </style:style>
    <style:style style:name="P7" style:family="paragraph" style:parent-style-name="Text_20_body">
      <style:paragraph-properties fo:text-align="justify" style:justify-single-word="false"/>
      <style:text-properties officeooo:rsid="0045e2f4" officeooo:paragraph-rsid="0045e2f4"/>
    </style:style>
    <style:style style:name="P8" style:family="paragraph" style:parent-style-name="Text_20_body">
      <style:paragraph-properties fo:text-align="justify" style:justify-single-word="false"/>
      <style:text-properties officeooo:rsid="0045e2f4" officeooo:paragraph-rsid="00b09cde"/>
    </style:style>
    <style:style style:name="P9" style:family="paragraph" style:parent-style-name="Text_20_body">
      <style:paragraph-properties fo:text-align="justify" style:justify-single-word="false"/>
      <style:text-properties officeooo:rsid="0045e2f4" officeooo:paragraph-rsid="00b4d241"/>
    </style:style>
    <style:style style:name="P10" style:family="paragraph" style:parent-style-name="Text_20_body">
      <style:paragraph-properties fo:text-align="justify" style:justify-single-word="false"/>
      <style:text-properties officeooo:rsid="004db8a8" officeooo:paragraph-rsid="004db8a8"/>
    </style:style>
    <style:style style:name="P11" style:family="paragraph" style:parent-style-name="Text_20_body">
      <style:paragraph-properties fo:text-align="justify" style:justify-single-word="false"/>
      <style:text-properties officeooo:paragraph-rsid="00440cf4"/>
    </style:style>
    <style:style style:name="P12" style:family="paragraph" style:parent-style-name="Text_20_body">
      <style:paragraph-properties fo:text-align="justify" style:justify-single-word="false"/>
      <style:text-properties officeooo:rsid="0055f8db" officeooo:paragraph-rsid="0055f8db"/>
    </style:style>
    <style:style style:name="P13" style:family="paragraph" style:parent-style-name="Text_20_body">
      <style:paragraph-properties fo:text-align="justify" style:justify-single-word="false"/>
      <style:text-properties officeooo:rsid="0055d34d" officeooo:paragraph-rsid="0063fdf1"/>
    </style:style>
    <style:style style:name="P14" style:family="paragraph" style:parent-style-name="Text_20_body">
      <style:paragraph-properties fo:text-align="justify" style:justify-single-word="false"/>
      <style:text-properties officeooo:rsid="0055d34d" officeooo:paragraph-rsid="00aad13a"/>
    </style:style>
    <style:style style:name="P15" style:family="paragraph" style:parent-style-name="Text_20_body">
      <style:paragraph-properties fo:text-align="justify" style:justify-single-word="false"/>
      <style:text-properties fo:font-style="normal" officeooo:rsid="00ba21e2" officeooo:paragraph-rsid="00ba21e2" style:font-style-asian="normal" style:font-style-complex="normal"/>
    </style:style>
    <style:style style:name="P16" style:family="paragraph" style:parent-style-name="Text_20_body">
      <style:paragraph-properties fo:text-align="justify" style:justify-single-word="false"/>
      <style:text-properties fo:font-style="normal" officeooo:rsid="00dceaf1" officeooo:paragraph-rsid="00dceaf1" style:font-style-asian="normal" style:font-style-complex="normal"/>
    </style:style>
    <style:style style:name="P17" style:family="paragraph" style:parent-style-name="Text_20_body">
      <style:paragraph-properties fo:text-align="justify" style:justify-single-word="false"/>
      <style:text-properties officeooo:rsid="006bcd7c" officeooo:paragraph-rsid="0045a599"/>
    </style:style>
    <style:style style:name="P18" style:family="paragraph" style:parent-style-name="Text_20_body">
      <style:paragraph-properties fo:text-align="justify" style:justify-single-word="false"/>
      <style:text-properties officeooo:rsid="006bcd7c" officeooo:paragraph-rsid="006bcd7c"/>
    </style:style>
    <style:style style:name="P19" style:family="paragraph" style:parent-style-name="Text_20_body">
      <style:paragraph-properties fo:text-align="justify" style:justify-single-word="false"/>
      <style:text-properties officeooo:rsid="009daf51" officeooo:paragraph-rsid="009daf51"/>
    </style:style>
    <style:style style:name="P20" style:family="paragraph" style:parent-style-name="Text_20_body">
      <style:paragraph-properties fo:text-align="justify" style:justify-single-word="false"/>
      <style:text-properties officeooo:rsid="00b0090c" officeooo:paragraph-rsid="00b0090c"/>
    </style:style>
    <style:style style:name="P21" style:family="paragraph" style:parent-style-name="Text_20_body">
      <style:paragraph-properties fo:text-align="justify" style:justify-single-word="false"/>
      <style:text-properties officeooo:rsid="00b82392" officeooo:paragraph-rsid="00b82392"/>
    </style:style>
    <style:style style:name="P22" style:family="paragraph" style:parent-style-name="Text_20_body">
      <style:paragraph-properties fo:text-align="justify" style:justify-single-word="false"/>
      <style:text-properties officeooo:rsid="00b96ee2" officeooo:paragraph-rsid="00b96ee2"/>
    </style:style>
    <style:style style:name="P23" style:family="paragraph" style:parent-style-name="Text_20_body">
      <style:text-properties officeooo:rsid="00bab22a" officeooo:paragraph-rsid="00bab22a"/>
    </style:style>
    <style:style style:name="P24" style:family="paragraph" style:parent-style-name="Text_20_body">
      <style:paragraph-properties fo:text-align="justify" style:justify-single-word="false"/>
      <style:text-properties officeooo:rsid="00bab22a" officeooo:paragraph-rsid="00bab22a"/>
    </style:style>
    <style:style style:name="P25" style:family="paragraph" style:parent-style-name="Text_20_body">
      <style:paragraph-properties fo:text-align="justify" style:justify-single-word="false"/>
      <style:text-properties officeooo:rsid="00bea850" officeooo:paragraph-rsid="00bea850"/>
    </style:style>
    <style:style style:name="P26" style:family="paragraph" style:parent-style-name="Text_20_body">
      <style:paragraph-properties fo:text-align="justify" style:justify-single-word="false"/>
      <style:text-properties officeooo:rsid="00c3108f" officeooo:paragraph-rsid="00c3108f"/>
    </style:style>
    <style:style style:name="P27" style:family="paragraph" style:parent-style-name="Text_20_body">
      <style:paragraph-properties fo:text-align="justify" style:justify-single-word="false"/>
      <style:text-properties officeooo:rsid="00cb5961" officeooo:paragraph-rsid="00cb5961"/>
    </style:style>
    <style:style style:name="P28" style:family="paragraph" style:parent-style-name="Text_20_body">
      <style:paragraph-properties fo:text-align="justify" style:justify-single-word="false"/>
      <style:text-properties officeooo:rsid="00ccf548" officeooo:paragraph-rsid="00ccf548"/>
    </style:style>
    <style:style style:name="P29" style:family="paragraph" style:parent-style-name="Text_20_body">
      <style:paragraph-properties fo:text-align="justify" style:justify-single-word="false"/>
      <style:text-properties officeooo:rsid="00cfc54d" officeooo:paragraph-rsid="00cfc54d"/>
    </style:style>
    <style:style style:name="P30" style:family="paragraph" style:parent-style-name="Text_20_body">
      <style:paragraph-properties fo:text-align="justify" style:justify-single-word="false"/>
      <style:text-properties officeooo:rsid="00d96682" officeooo:paragraph-rsid="00d96682"/>
    </style:style>
    <style:style style:name="P31" style:family="paragraph" style:parent-style-name="Text_20_body">
      <style:paragraph-properties fo:text-align="justify" style:justify-single-word="false"/>
      <style:text-properties officeooo:rsid="00dc38b1" officeooo:paragraph-rsid="00dc38b1"/>
    </style:style>
    <style:style style:name="P32" style:family="paragraph" style:parent-style-name="Text_20_body">
      <style:paragraph-properties fo:text-align="justify" style:justify-single-word="false"/>
      <style:text-properties officeooo:rsid="00eed723" officeooo:paragraph-rsid="00eed723"/>
    </style:style>
    <style:style style:name="P33" style:family="paragraph" style:parent-style-name="Text_20_body">
      <style:paragraph-properties fo:text-align="justify" style:justify-single-word="false"/>
      <style:text-properties officeooo:rsid="00f5f875" officeooo:paragraph-rsid="00f5f875"/>
    </style:style>
    <style:style style:name="P34" style:family="paragraph" style:parent-style-name="Text_20_body">
      <style:paragraph-properties fo:text-align="justify" style:justify-single-word="false"/>
      <style:text-properties officeooo:rsid="00344a07" officeooo:paragraph-rsid="002ed1cd"/>
    </style:style>
    <style:style style:name="P35" style:family="paragraph" style:parent-style-name="Text_20_body">
      <style:paragraph-properties fo:text-align="justify" style:justify-single-word="false"/>
      <style:text-properties officeooo:rsid="00344a07" officeooo:paragraph-rsid="010876cb"/>
    </style:style>
    <style:style style:name="P36" style:family="paragraph" style:parent-style-name="Text_20_body">
      <style:paragraph-properties fo:text-align="justify" style:justify-single-word="false"/>
      <style:text-properties officeooo:rsid="002ed1cd" officeooo:paragraph-rsid="002ed1cd"/>
    </style:style>
    <style:style style:name="P37" style:family="paragraph" style:parent-style-name="Codice">
      <style:text-properties officeooo:rsid="003ab5fc" officeooo:paragraph-rsid="003ab5fc"/>
    </style:style>
    <style:style style:name="P38" style:family="paragraph" style:parent-style-name="Codice">
      <style:text-properties officeooo:paragraph-rsid="003b4d5f"/>
    </style:style>
    <style:style style:name="P39" style:family="paragraph" style:parent-style-name="Codice">
      <style:paragraph-properties fo:text-align="justify" style:justify-single-word="false"/>
    </style:style>
    <style:style style:name="P40" style:family="paragraph" style:parent-style-name="Codice">
      <style:paragraph-properties fo:text-align="justify" style:justify-single-word="false"/>
      <style:text-properties officeooo:paragraph-rsid="006a1afd"/>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c5aba0" officeooo:paragraph-rsid="00c5aba0"/>
    </style:style>
    <style:style style:name="P4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c77dd9" officeooo:paragraph-rsid="00c77dd9"/>
    </style:style>
    <style:style style:name="P45"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rsid="00bab22a" officeooo:paragraph-rsid="00c3108f"/>
    </style:style>
    <style:style style:name="P46" style:family="paragraph" style:parent-style-name="Codice" style:list-style-name="L16">
      <style:text-properties officeooo:paragraph-rsid="003b4d5f"/>
    </style:style>
    <style:style style:name="P47" style:family="paragraph" style:parent-style-name="Heading_20_1">
      <style:text-properties officeooo:rsid="0024e0fc" officeooo:paragraph-rsid="0038e1be"/>
    </style:style>
    <style:style style:name="P48" style:family="paragraph" style:parent-style-name="Heading_20_1">
      <style:text-properties officeooo:rsid="0024e0fc" officeooo:paragraph-rsid="001d8f0f"/>
    </style:style>
    <style:style style:name="P49" style:family="paragraph" style:parent-style-name="Heading_20_1">
      <style:text-properties officeooo:rsid="001d8f0f" officeooo:paragraph-rsid="001d8f0f"/>
    </style:style>
    <style:style style:name="P50" style:family="paragraph" style:parent-style-name="Heading_20_1">
      <style:paragraph-properties fo:text-align="center" style:justify-single-word="false"/>
    </style:style>
    <style:style style:name="P51" style:family="paragraph" style:parent-style-name="Text_20_body" style:list-style-name="L1">
      <style:paragraph-properties fo:text-align="justify" style:justify-single-word="false"/>
      <style:text-properties officeooo:rsid="009daf51" officeooo:paragraph-rsid="009f9439"/>
    </style:style>
    <style:style style:name="P52" style:family="paragraph" style:parent-style-name="Text_20_body" style:list-style-name="L1">
      <style:paragraph-properties fo:text-align="justify" style:justify-single-word="false"/>
      <style:text-properties officeooo:rsid="00a04362" officeooo:paragraph-rsid="00a04362"/>
    </style:style>
    <style:style style:name="P53" style:family="paragraph" style:parent-style-name="Text_20_body" style:list-style-name="L1">
      <style:paragraph-properties fo:text-align="justify" style:justify-single-word="false"/>
      <style:text-properties fo:font-style="normal" officeooo:rsid="00a56cfd" officeooo:paragraph-rsid="00a56cfd" style:font-style-asian="normal" style:font-style-complex="normal"/>
    </style:style>
    <style:style style:name="P54" style:family="paragraph" style:parent-style-name="Text_20_body" style:list-style-name="L1">
      <style:paragraph-properties fo:text-align="justify" style:justify-single-word="false"/>
      <style:text-properties fo:font-style="normal" officeooo:rsid="00aad13a" officeooo:paragraph-rsid="00aad13a" style:font-style-asian="normal" style:font-style-complex="normal"/>
    </style:style>
    <style:style style:name="P55" style:family="paragraph" style:parent-style-name="Text_20_body" style:list-style-name="L1">
      <style:paragraph-properties fo:text-align="justify" style:justify-single-word="false"/>
      <style:text-properties fo:font-style="normal" officeooo:rsid="00ac4b89" officeooo:paragraph-rsid="00ac4b89" style:font-style-asian="normal" style:font-style-complex="normal"/>
    </style:style>
    <style:style style:name="P56" style:family="paragraph" style:parent-style-name="Text_20_body" style:list-style-name="L3">
      <style:paragraph-properties fo:text-align="justify" style:justify-single-word="false"/>
      <style:text-properties fo:font-style="normal" officeooo:rsid="0074aecd" officeooo:paragraph-rsid="0074aecd" style:font-style-asian="normal" style:font-style-complex="normal"/>
    </style:style>
    <style:style style:name="P57" style:family="paragraph" style:parent-style-name="Text_20_body" style:list-style-name="L3">
      <style:paragraph-properties fo:text-align="justify" style:justify-single-word="false"/>
      <style:text-properties fo:font-style="normal" officeooo:rsid="0079037e" officeooo:paragraph-rsid="0079037e" style:font-style-asian="normal" style:font-style-complex="normal"/>
    </style:style>
    <style:style style:name="P58" style:family="paragraph" style:parent-style-name="Text_20_body" style:list-style-name="L5">
      <style:paragraph-properties fo:text-align="justify" style:justify-single-word="false"/>
      <style:text-properties fo:font-style="normal" officeooo:rsid="00849798" officeooo:paragraph-rsid="00849798" style:font-style-asian="normal" style:font-style-complex="normal"/>
    </style:style>
    <style:style style:name="P59" style:family="paragraph" style:parent-style-name="Text_20_body" style:list-style-name="L4">
      <style:paragraph-properties fo:text-align="justify" style:justify-single-word="false"/>
      <style:text-properties fo:font-style="normal" officeooo:rsid="00864568" officeooo:paragraph-rsid="008f26ab" style:font-style-asian="normal" style:font-style-complex="normal"/>
    </style:style>
    <style:style style:name="P60" style:family="paragraph" style:parent-style-name="Text_20_body" style:list-style-name="L4">
      <style:paragraph-properties fo:text-align="justify" style:justify-single-word="false"/>
      <style:text-properties fo:font-style="normal" officeooo:rsid="008e2b68" officeooo:paragraph-rsid="008e2b68" style:font-style-asian="normal" style:font-style-complex="normal"/>
    </style:style>
    <style:style style:name="P61" style:family="paragraph" style:parent-style-name="Text_20_body" style:list-style-name="L6">
      <style:paragraph-properties fo:text-align="justify" style:justify-single-word="false"/>
      <style:text-properties fo:font-style="normal" officeooo:rsid="00b82392" officeooo:paragraph-rsid="00b82392" style:font-style-asian="normal" style:font-style-complex="normal"/>
    </style:style>
    <style:style style:name="P62" style:family="paragraph" style:parent-style-name="Text_20_body" style:list-style-name="L9">
      <style:paragraph-properties fo:text-align="justify" style:justify-single-word="false"/>
      <style:text-properties fo:font-style="normal" officeooo:rsid="00c3108f" officeooo:paragraph-rsid="00c3108f" style:font-style-asian="normal" style:font-style-complex="normal"/>
    </style:style>
    <style:style style:name="P63" style:family="paragraph" style:parent-style-name="Text_20_body" style:list-style-name="L11">
      <style:paragraph-properties fo:text-align="justify" style:justify-single-word="false"/>
      <style:text-properties fo:font-style="normal" officeooo:rsid="00dceaf1" officeooo:paragraph-rsid="00dceaf1" style:font-style-asian="normal" style:font-style-complex="normal"/>
    </style:style>
    <style:style style:name="P64" style:family="paragraph" style:parent-style-name="Text_20_body" style:list-style-name="L11">
      <style:paragraph-properties fo:text-align="justify" style:justify-single-word="false"/>
      <style:text-properties fo:font-style="normal" officeooo:rsid="00dceaf1" officeooo:paragraph-rsid="00df7530" style:font-style-asian="normal" style:font-style-complex="normal"/>
    </style:style>
    <style:style style:name="P65" style:family="paragraph" style:parent-style-name="Text_20_body" style:list-style-name="L11">
      <style:paragraph-properties fo:text-align="justify" style:justify-single-word="false"/>
      <style:text-properties fo:font-style="normal" officeooo:rsid="00e25bb0" officeooo:paragraph-rsid="00e25bb0" style:font-style-asian="normal" style:font-style-complex="normal"/>
    </style:style>
    <style:style style:name="P66" style:family="paragraph" style:parent-style-name="Text_20_body" style:list-style-name="L11">
      <style:paragraph-properties fo:text-align="justify" style:justify-single-word="false"/>
      <style:text-properties fo:font-style="normal" officeooo:rsid="00e4459d" officeooo:paragraph-rsid="00e4459d" style:font-style-asian="normal" style:font-style-complex="normal"/>
    </style:style>
    <style:style style:name="P67" style:family="paragraph" style:parent-style-name="Text_20_body" style:list-style-name="L11">
      <style:paragraph-properties fo:text-align="justify" style:justify-single-word="false"/>
      <style:text-properties fo:font-style="normal" officeooo:rsid="00e909cc" officeooo:paragraph-rsid="00e909cc" style:font-style-asian="normal" style:font-style-complex="normal"/>
    </style:style>
    <style:style style:name="P68" style:family="paragraph" style:parent-style-name="Text_20_body" style:list-style-name="L11">
      <style:paragraph-properties fo:text-align="justify" style:justify-single-word="false"/>
      <style:text-properties fo:font-style="normal" officeooo:rsid="00e45aa1" officeooo:paragraph-rsid="00e45aa1" style:font-style-asian="normal" style:font-style-complex="normal"/>
    </style:style>
    <style:style style:name="P69" style:family="paragraph" style:parent-style-name="Text_20_body" style:list-style-name="L12">
      <style:paragraph-properties fo:text-align="justify" style:justify-single-word="false"/>
      <style:text-properties fo:font-style="normal" officeooo:rsid="00dc38b1" officeooo:paragraph-rsid="00dc38b1" style:font-style-asian="normal" style:font-style-complex="normal"/>
    </style:style>
    <style:style style:name="P70" style:family="paragraph" style:parent-style-name="Text_20_body">
      <style:paragraph-properties fo:text-align="justify" style:justify-single-word="false"/>
      <style:text-properties fo:font-style="normal" officeooo:rsid="00f690ef" officeooo:paragraph-rsid="00f5f875" style:font-style-asian="normal" style:font-style-complex="normal"/>
    </style:style>
    <style:style style:name="P71" style:family="paragraph" style:parent-style-name="Text_20_body" style:list-style-name="L1">
      <style:paragraph-properties fo:text-align="justify" style:justify-single-word="false"/>
      <style:text-properties officeooo:rsid="00aad13a" officeooo:paragraph-rsid="00aad13a"/>
    </style:style>
    <style:style style:name="P72" style:family="paragraph" style:parent-style-name="Text_20_body" style:list-style-name="L2">
      <style:paragraph-properties fo:text-align="justify" style:justify-single-word="false"/>
      <style:text-properties officeooo:rsid="00b09cde" officeooo:paragraph-rsid="00b09cde"/>
    </style:style>
    <style:style style:name="P73" style:family="paragraph" style:parent-style-name="Text_20_body" style:list-style-name="L2">
      <style:paragraph-properties fo:text-align="justify" style:justify-single-word="false"/>
      <style:text-properties officeooo:rsid="00b25327" officeooo:paragraph-rsid="00b521ce"/>
    </style:style>
    <style:style style:name="P74" style:family="paragraph" style:parent-style-name="Text_20_body" style:list-style-name="L2">
      <style:paragraph-properties fo:text-align="justify" style:justify-single-word="false"/>
      <style:text-properties officeooo:rsid="00b329b8" officeooo:paragraph-rsid="00b329b8"/>
    </style:style>
    <style:style style:name="P75" style:family="paragraph" style:parent-style-name="Text_20_body" style:list-style-name="L2">
      <style:paragraph-properties fo:text-align="justify" style:justify-single-word="false"/>
      <style:text-properties officeooo:rsid="00b381d5" officeooo:paragraph-rsid="00b381d5"/>
    </style:style>
    <style:style style:name="P76" style:family="paragraph" style:parent-style-name="Text_20_body" style:list-style-name="L3">
      <style:paragraph-properties fo:text-align="justify" style:justify-single-word="false"/>
      <style:text-properties officeooo:rsid="0071f996" officeooo:paragraph-rsid="0071f996"/>
    </style:style>
    <style:style style:name="P77" style:family="paragraph" style:parent-style-name="Text_20_body" style:list-style-name="L3">
      <style:paragraph-properties fo:text-align="justify" style:justify-single-word="false"/>
      <style:text-properties officeooo:rsid="0074aecd" officeooo:paragraph-rsid="0074aecd"/>
    </style:style>
    <style:style style:name="P78" style:family="paragraph" style:parent-style-name="Text_20_body" style:list-style-name="L3">
      <style:paragraph-properties fo:text-align="justify" style:justify-single-word="false"/>
      <style:text-properties officeooo:rsid="00760b50" officeooo:paragraph-rsid="00760b50"/>
    </style:style>
    <style:style style:name="P79" style:family="paragraph" style:parent-style-name="Text_20_body" style:list-style-name="L5">
      <style:paragraph-properties fo:text-align="justify" style:justify-single-word="false"/>
      <style:text-properties officeooo:rsid="00808f4b" officeooo:paragraph-rsid="00808f4b"/>
    </style:style>
    <style:style style:name="P80" style:family="paragraph" style:parent-style-name="Text_20_body" style:list-style-name="L4">
      <style:paragraph-properties fo:text-align="justify" style:justify-single-word="false"/>
      <style:text-properties officeooo:rsid="00864568" officeooo:paragraph-rsid="008f26ab"/>
    </style:style>
    <style:style style:name="P81" style:family="paragraph" style:parent-style-name="Text_20_body" style:list-style-name="L4">
      <style:paragraph-properties fo:text-align="justify" style:justify-single-word="false"/>
      <style:text-properties officeooo:paragraph-rsid="0066c5a7"/>
    </style:style>
    <style:style style:name="P82" style:family="paragraph" style:parent-style-name="Text_20_body" style:list-style-name="L8">
      <style:paragraph-properties fo:text-align="justify" style:justify-single-word="false"/>
      <style:text-properties officeooo:paragraph-rsid="00bea850"/>
    </style:style>
    <style:style style:name="P83" style:family="paragraph" style:parent-style-name="Text_20_body" style:list-style-name="L11">
      <style:paragraph-properties fo:text-align="justify" style:justify-single-word="false"/>
      <style:text-properties officeooo:paragraph-rsid="00df7530"/>
    </style:style>
    <style:style style:name="P84" style:family="paragraph" style:parent-style-name="Text_20_body" style:list-style-name="L14">
      <style:paragraph-properties fo:text-align="justify" style:justify-single-word="false"/>
      <style:text-properties officeooo:paragraph-rsid="00eed723"/>
    </style:style>
    <style:style style:name="P85" style:family="paragraph" style:parent-style-name="Text_20_body" style:list-style-name="L7">
      <style:paragraph-properties fo:text-align="justify" style:justify-single-word="false"/>
      <style:text-properties officeooo:rsid="00bab22a" officeooo:paragraph-rsid="00bab22a"/>
    </style:style>
    <style:style style:name="P86" style:family="paragraph" style:parent-style-name="Text_20_body" style:list-style-name="L8">
      <style:paragraph-properties fo:text-align="justify" style:justify-single-word="false"/>
      <style:text-properties officeooo:rsid="00bea850" officeooo:paragraph-rsid="00c01193"/>
    </style:style>
    <style:style style:name="P87" style:family="paragraph" style:parent-style-name="Text_20_body" style:list-style-name="L10">
      <style:paragraph-properties fo:text-align="justify" style:justify-single-word="false"/>
      <style:text-properties officeooo:rsid="00cb5961" officeooo:paragraph-rsid="00cb5961"/>
    </style:style>
    <style:style style:name="P88" style:family="paragraph" style:parent-style-name="Text_20_body" style:list-style-name="L10">
      <style:paragraph-properties fo:text-align="justify" style:justify-single-word="false"/>
      <style:text-properties officeooo:rsid="00ccf548" officeooo:paragraph-rsid="00ccf548"/>
    </style:style>
    <style:style style:name="P89" style:family="paragraph" style:parent-style-name="Text_20_body" style:list-style-name="L11">
      <style:paragraph-properties fo:text-align="justify" style:justify-single-word="false"/>
      <style:text-properties officeooo:rsid="00e05cf6" officeooo:paragraph-rsid="00e05cf6"/>
    </style:style>
    <style:style style:name="P90" style:family="paragraph" style:parent-style-name="Text_20_body" style:list-style-name="L13">
      <style:paragraph-properties fo:text-align="justify" style:justify-single-word="false"/>
      <style:text-properties officeooo:rsid="00f8f615" officeooo:paragraph-rsid="00f8f615"/>
    </style:style>
    <style:style style:name="P91" style:family="paragraph" style:parent-style-name="Text_20_body" style:list-style-name="L14">
      <style:paragraph-properties fo:text-align="justify" style:justify-single-word="false"/>
      <style:text-properties officeooo:rsid="00eed723" officeooo:paragraph-rsid="00fce8ac"/>
    </style:style>
    <style:style style:name="P92" style:family="paragraph" style:parent-style-name="Text_20_body" style:list-style-name="L14">
      <style:paragraph-properties fo:text-align="justify" style:justify-single-word="false"/>
      <style:text-properties officeooo:rsid="00fff707" officeooo:paragraph-rsid="00fff707"/>
    </style:style>
    <style:style style:name="P93" style:family="paragraph" style:parent-style-name="Text_20_body" style:list-style-name="L14">
      <style:paragraph-properties fo:text-align="justify" style:justify-single-word="false"/>
      <style:text-properties officeooo:rsid="0102987c" officeooo:paragraph-rsid="0102987c"/>
    </style:style>
    <style:style style:name="P94" style:family="paragraph" style:parent-style-name="Text_20_body" style:list-style-name="L15">
      <style:paragraph-properties fo:text-align="justify" style:justify-single-word="false"/>
      <style:text-properties officeooo:rsid="001d8f0f" officeooo:paragraph-rsid="001d8f0f"/>
    </style:style>
    <style:style style:name="P95" style:family="paragraph" style:parent-style-name="Text_20_body" style:list-style-name="L2" style:master-page-name="">
      <loext:graphic-properties draw:fill="none"/>
      <style:paragraph-properties fo:margin-left="0cm" fo:margin-right="0cm" fo:margin-top="0cm" fo:margin-bottom="0.247cm" style:contextual-spacing="false" fo:line-height="115%" fo:text-align="justify" style:justify-single-word="false" fo:text-indent="-0.6cm" style:auto-text-indent="false" style:page-number="auto" fo:background-color="transparent">
        <style:tab-stops>
          <style:tab-stop style:position="-0.609cm"/>
        </style:tab-stops>
      </style:paragraph-properties>
      <style:text-properties officeooo:rsid="00b329b8" officeooo:paragraph-rsid="00b521ce"/>
    </style:style>
    <style:style style:name="P96" style:family="paragraph" style:parent-style-name="Text_20_body" style:list-style-name="L4" style:master-page-name="">
      <loext:graphic-properties draw:fill="none"/>
      <style:paragraph-properties fo:margin-left="0cm" fo:margin-right="0cm" fo:margin-top="0cm" fo:margin-bottom="0.247cm" style:contextual-spacing="false" fo:line-height="115%" fo:text-align="justify" style:justify-single-word="false" fo:text-indent="-0.6cm" style:auto-text-indent="false" style:page-number="auto" fo:background-color="transparent"/>
      <style:text-properties officeooo:rsid="0079037e" officeooo:paragraph-rsid="00aae9ce"/>
    </style:style>
    <style:style style:name="P97" style:family="paragraph">
      <loext:graphic-properties draw:fill="none" draw:fill-color="#ffffff"/>
      <style:paragraph-properties style:writing-mode="lr-tb"/>
      <style:text-properties style:font-name="Source Code Pro" fo:font-size="8pt" style:font-size-asian="8pt" style:font-size-complex="8pt"/>
    </style:style>
    <style:style style:name="P98" style:family="paragraph">
      <loext:graphic-properties draw:fill="none" draw:fill-color="#ffffd7"/>
      <style:paragraph-properties style:writing-mode="lr-tb"/>
      <style:text-properties style:font-name="Source Code Pro"/>
    </style:style>
    <style:style style:name="T1" style:family="text">
      <style:text-properties officeooo:rsid="00429b42"/>
    </style:style>
    <style:style style:name="T2" style:family="text">
      <style:text-properties officeooo:rsid="004501ec"/>
    </style:style>
    <style:style style:name="T3" style:family="text">
      <style:text-properties officeooo:rsid="0045c26a"/>
    </style:style>
    <style:style style:name="T4" style:family="text">
      <style:text-properties officeooo:rsid="00466ed0"/>
    </style:style>
    <style:style style:name="T5" style:family="text">
      <style:text-properties fo:font-style="normal" style:font-style-asian="normal" style:font-style-complex="normal"/>
    </style:style>
    <style:style style:name="T6" style:family="text">
      <style:text-properties fo:font-style="normal" officeooo:rsid="0027481b" style:font-style-asian="normal" style:font-style-complex="normal"/>
    </style:style>
    <style:style style:name="T7" style:family="text">
      <style:text-properties fo:font-style="normal" officeooo:rsid="002efc76" style:font-style-asian="normal" style:font-style-complex="normal"/>
    </style:style>
    <style:style style:name="T8" style:family="text">
      <style:text-properties fo:font-style="normal" officeooo:rsid="002f23c8" style:font-style-asian="normal" style:font-style-complex="normal"/>
    </style:style>
    <style:style style:name="T9" style:family="text">
      <style:text-properties fo:font-style="normal" officeooo:rsid="002f6ea4" style:font-style-asian="normal" style:font-style-complex="normal"/>
    </style:style>
    <style:style style:name="T10" style:family="text">
      <style:text-properties fo:font-style="normal" officeooo:rsid="00303aa0" style:font-style-asian="normal" style:font-style-complex="normal"/>
    </style:style>
    <style:style style:name="T11" style:family="text">
      <style:text-properties fo:font-style="normal" officeooo:rsid="00306e8a" style:font-style-asian="normal" style:font-style-complex="normal"/>
    </style:style>
    <style:style style:name="T12" style:family="text">
      <style:text-properties fo:font-style="normal" officeooo:rsid="003329aa" style:font-style-asian="normal" style:font-style-complex="normal"/>
    </style:style>
    <style:style style:name="T13" style:family="text">
      <style:text-properties fo:font-style="normal" officeooo:rsid="0034e63b" style:font-style-asian="normal" style:font-style-complex="normal"/>
    </style:style>
    <style:style style:name="T14" style:family="text">
      <style:text-properties fo:font-style="normal" officeooo:rsid="0037ffde" style:font-style-asian="normal" style:font-style-complex="normal"/>
    </style:style>
    <style:style style:name="T15" style:family="text">
      <style:text-properties fo:font-style="normal" officeooo:rsid="00427613" style:font-style-asian="normal" style:font-style-complex="normal"/>
    </style:style>
    <style:style style:name="T16" style:family="text">
      <style:text-properties fo:font-style="normal" officeooo:rsid="0043a38f" style:font-style-asian="normal" style:font-style-complex="normal"/>
    </style:style>
    <style:style style:name="T17" style:family="text">
      <style:text-properties fo:font-style="normal" officeooo:rsid="0045a599" style:font-style-asian="normal" style:font-style-complex="normal"/>
    </style:style>
    <style:style style:name="T18" style:family="text">
      <style:text-properties fo:font-style="normal" officeooo:rsid="0047f7ff" style:font-style-asian="normal" style:font-style-complex="normal"/>
    </style:style>
    <style:style style:name="T19" style:family="text">
      <style:text-properties fo:font-style="normal" officeooo:rsid="0057efe3" style:font-style-asian="normal" style:font-style-complex="normal"/>
    </style:style>
    <style:style style:name="T20" style:family="text">
      <style:text-properties fo:font-style="normal" officeooo:rsid="005ffbac" style:font-style-asian="normal" style:font-style-complex="normal"/>
    </style:style>
    <style:style style:name="T21" style:family="text">
      <style:text-properties fo:font-style="normal" officeooo:rsid="0063fdf1" style:font-style-asian="normal" style:font-style-complex="normal"/>
    </style:style>
    <style:style style:name="T22" style:family="text">
      <style:text-properties fo:font-style="normal" officeooo:rsid="006a1afd" style:font-style-asian="normal" style:font-style-complex="normal"/>
    </style:style>
    <style:style style:name="T23" style:family="text">
      <style:text-properties fo:font-style="normal" officeooo:rsid="0071f996" style:font-style-asian="normal" style:font-style-complex="normal"/>
    </style:style>
    <style:style style:name="T24" style:family="text">
      <style:text-properties fo:font-style="normal" officeooo:rsid="0073a96a" style:font-style-asian="normal" style:font-style-complex="normal"/>
    </style:style>
    <style:style style:name="T25" style:family="text">
      <style:text-properties fo:font-style="normal" officeooo:rsid="007407a7" style:font-style-asian="normal" style:font-style-complex="normal"/>
    </style:style>
    <style:style style:name="T26" style:family="text">
      <style:text-properties fo:font-style="normal" officeooo:rsid="0074aecd" style:font-style-asian="normal" style:font-style-complex="normal"/>
    </style:style>
    <style:style style:name="T27" style:family="text">
      <style:text-properties fo:font-style="normal" officeooo:rsid="0076b190" style:font-style-asian="normal" style:font-style-complex="normal"/>
    </style:style>
    <style:style style:name="T28" style:family="text">
      <style:text-properties fo:font-style="normal" officeooo:rsid="0068ae09" style:font-style-asian="normal" style:font-style-complex="normal"/>
    </style:style>
    <style:style style:name="T29" style:family="text">
      <style:text-properties fo:font-style="normal" officeooo:rsid="007bbea9" style:font-style-asian="normal" style:font-style-complex="normal"/>
    </style:style>
    <style:style style:name="T30" style:family="text">
      <style:text-properties fo:font-style="normal" officeooo:rsid="007d0dbe" style:font-style-asian="normal" style:font-style-complex="normal"/>
    </style:style>
    <style:style style:name="T31" style:family="text">
      <style:text-properties fo:font-style="normal" officeooo:rsid="007dfba2" style:font-style-asian="normal" style:font-style-complex="normal"/>
    </style:style>
    <style:style style:name="T32" style:family="text">
      <style:text-properties fo:font-style="normal" officeooo:rsid="0084608f" style:font-style-asian="normal" style:font-style-complex="normal"/>
    </style:style>
    <style:style style:name="T33" style:family="text">
      <style:text-properties fo:font-style="normal" officeooo:rsid="00878535" style:font-style-asian="normal" style:font-style-complex="normal"/>
    </style:style>
    <style:style style:name="T34" style:family="text">
      <style:text-properties fo:font-style="normal" officeooo:rsid="008bca66" style:font-style-asian="normal" style:font-style-complex="normal"/>
    </style:style>
    <style:style style:name="T35" style:family="text">
      <style:text-properties fo:font-style="normal" officeooo:rsid="008cb6bf" style:font-style-asian="normal" style:font-style-complex="normal"/>
    </style:style>
    <style:style style:name="T36" style:family="text">
      <style:text-properties fo:font-style="normal" officeooo:rsid="008f26ab" style:font-style-asian="normal" style:font-style-complex="normal"/>
    </style:style>
    <style:style style:name="T37" style:family="text">
      <style:text-properties fo:font-style="normal" officeooo:rsid="00910eaf" style:font-style-asian="normal" style:font-style-complex="normal"/>
    </style:style>
    <style:style style:name="T38" style:family="text">
      <style:text-properties fo:font-style="normal" officeooo:rsid="00925ce4" style:font-style-asian="normal" style:font-style-complex="normal"/>
    </style:style>
    <style:style style:name="T39" style:family="text">
      <style:text-properties fo:font-style="normal" officeooo:rsid="009adab4" style:font-style-asian="normal" style:font-style-complex="normal"/>
    </style:style>
    <style:style style:name="T40" style:family="text">
      <style:text-properties fo:font-style="normal" officeooo:rsid="009f9439" style:font-style-asian="normal" style:font-style-complex="normal"/>
    </style:style>
    <style:style style:name="T41" style:family="text">
      <style:text-properties fo:font-style="normal" officeooo:rsid="00a24f9b" style:font-style-asian="normal" style:font-style-complex="normal"/>
    </style:style>
    <style:style style:name="T42" style:family="text">
      <style:text-properties fo:font-style="normal" officeooo:rsid="00a99f4e" style:font-style-asian="normal" style:font-style-complex="normal"/>
    </style:style>
    <style:style style:name="T43" style:family="text">
      <style:text-properties fo:font-style="normal" officeooo:rsid="0066c5a7" style:font-style-asian="normal" style:font-style-complex="normal"/>
    </style:style>
    <style:style style:name="T44" style:family="text">
      <style:text-properties fo:font-style="normal" officeooo:rsid="0055d34d" style:font-style-asian="normal" style:font-style-complex="normal"/>
    </style:style>
    <style:style style:name="T45" style:family="text">
      <style:text-properties fo:font-style="normal" officeooo:rsid="0055f8db" style:font-style-asian="normal" style:font-style-complex="normal"/>
    </style:style>
    <style:style style:name="T46" style:family="text">
      <style:text-properties fo:font-style="normal" officeooo:rsid="00ac4b89" style:font-style-asian="normal" style:font-style-complex="normal"/>
    </style:style>
    <style:style style:name="T47" style:family="text">
      <style:text-properties fo:font-style="normal" officeooo:rsid="00bbe97a" style:font-style-asian="normal" style:font-style-complex="normal"/>
    </style:style>
    <style:style style:name="T48" style:family="text">
      <style:text-properties fo:font-style="normal" officeooo:rsid="00bea850" style:font-style-asian="normal" style:font-style-complex="normal"/>
    </style:style>
    <style:style style:name="T49" style:family="text">
      <style:text-properties fo:font-style="normal" officeooo:rsid="00bf141b" style:font-style-asian="normal" style:font-style-complex="normal"/>
    </style:style>
    <style:style style:name="T50" style:family="text">
      <style:text-properties fo:font-style="normal" officeooo:rsid="00c17bdc" style:font-style-asian="normal" style:font-style-complex="normal"/>
    </style:style>
    <style:style style:name="T51" style:family="text">
      <style:text-properties fo:font-style="normal" officeooo:rsid="00c3b2a9" style:font-style-asian="normal" style:font-style-complex="normal"/>
    </style:style>
    <style:style style:name="T52" style:family="text">
      <style:text-properties fo:font-style="normal" officeooo:rsid="00c74f1f" style:font-style-asian="normal" style:font-style-complex="normal"/>
    </style:style>
    <style:style style:name="T53" style:family="text">
      <style:text-properties fo:font-style="normal" officeooo:rsid="00c77dd9" style:font-style-asian="normal" style:font-style-complex="normal"/>
    </style:style>
    <style:style style:name="T54" style:family="text">
      <style:text-properties fo:font-style="normal" officeooo:rsid="00c94232" style:font-style-asian="normal" style:font-style-complex="normal"/>
    </style:style>
    <style:style style:name="T55" style:family="text">
      <style:text-properties fo:font-style="normal" officeooo:rsid="00cb5961" style:font-style-asian="normal" style:font-style-complex="normal"/>
    </style:style>
    <style:style style:name="T56" style:family="text">
      <style:text-properties fo:font-style="normal" officeooo:rsid="00da7920" style:font-style-asian="normal" style:font-style-complex="normal"/>
    </style:style>
    <style:style style:name="T57" style:family="text">
      <style:text-properties fo:font-style="normal" officeooo:rsid="00df7530" style:font-style-asian="normal" style:font-style-complex="normal"/>
    </style:style>
    <style:style style:name="T58" style:family="text">
      <style:text-properties fo:font-style="normal" officeooo:rsid="00e7808e" style:font-style-asian="normal" style:font-style-complex="normal"/>
    </style:style>
    <style:style style:name="T59" style:family="text">
      <style:text-properties fo:font-style="normal" officeooo:rsid="00e8ea71" style:font-style-asian="normal" style:font-style-complex="normal"/>
    </style:style>
    <style:style style:name="T60" style:family="text">
      <style:text-properties fo:font-style="normal" officeooo:rsid="00f690ef" style:font-style-asian="normal" style:font-style-complex="normal"/>
    </style:style>
    <style:style style:name="T61" style:family="text">
      <style:text-properties fo:font-style="normal" officeooo:rsid="00f72f3c" style:font-style-asian="normal" style:font-style-complex="normal"/>
    </style:style>
    <style:style style:name="T62" style:family="text">
      <style:text-properties fo:font-style="normal" officeooo:rsid="01014cdf" style:font-style-asian="normal" style:font-style-complex="normal"/>
    </style:style>
    <style:style style:name="T63" style:family="text">
      <style:text-properties fo:font-style="normal" officeooo:rsid="0103fab0" style:font-style-asian="normal" style:font-style-complex="normal"/>
    </style:style>
    <style:style style:name="T64" style:family="text">
      <style:text-properties fo:font-style="normal" officeooo:rsid="010580e9" style:font-style-asian="normal" style:font-style-complex="normal"/>
    </style:style>
    <style:style style:name="T65" style:family="text">
      <style:text-properties officeooo:rsid="001df2aa"/>
    </style:style>
    <style:style style:name="T66" style:family="text">
      <style:text-properties officeooo:rsid="001e140e"/>
    </style:style>
    <style:style style:name="T67" style:family="text">
      <style:text-properties officeooo:rsid="001e9fd0"/>
    </style:style>
    <style:style style:name="T68" style:family="text">
      <style:text-properties fo:font-style="italic" style:font-style-asian="italic" style:font-style-complex="italic"/>
    </style:style>
    <style:style style:name="T69" style:family="text">
      <style:text-properties fo:font-style="italic" officeooo:rsid="001e9fd0" style:font-style-asian="italic" style:font-style-complex="italic"/>
    </style:style>
    <style:style style:name="T70" style:family="text">
      <style:text-properties fo:font-style="italic" officeooo:rsid="001fdfe2" style:font-style-asian="italic" style:font-style-complex="italic"/>
    </style:style>
    <style:style style:name="T71" style:family="text">
      <style:text-properties fo:font-style="italic" officeooo:rsid="001fe043" style:font-style-asian="italic" style:font-style-complex="italic"/>
    </style:style>
    <style:style style:name="T72" style:family="text">
      <style:text-properties fo:font-style="italic" officeooo:rsid="00226144" style:font-style-asian="italic" style:font-style-complex="italic"/>
    </style:style>
    <style:style style:name="T73" style:family="text">
      <style:text-properties fo:font-style="italic" officeooo:rsid="0027481b" style:font-style-asian="italic" style:font-style-complex="italic"/>
    </style:style>
    <style:style style:name="T74" style:family="text">
      <style:text-properties fo:font-style="italic" officeooo:rsid="001e140e" style:font-style-asian="italic" style:font-style-complex="italic"/>
    </style:style>
    <style:style style:name="T75" style:family="text">
      <style:text-properties fo:font-style="italic" officeooo:rsid="0047f7ff" style:font-style-asian="italic" style:font-style-complex="italic"/>
    </style:style>
    <style:style style:name="T76" style:family="text">
      <style:text-properties fo:font-style="italic" officeooo:rsid="0057efe3" style:font-style-asian="italic" style:font-style-complex="italic"/>
    </style:style>
    <style:style style:name="T77" style:family="text">
      <style:text-properties fo:font-style="italic" officeooo:rsid="0058303d" style:font-style-asian="italic" style:font-style-complex="italic"/>
    </style:style>
    <style:style style:name="T78" style:family="text">
      <style:text-properties fo:font-style="italic" officeooo:rsid="005b6ec7" style:font-style-asian="italic" style:font-style-complex="italic"/>
    </style:style>
    <style:style style:name="T79" style:family="text">
      <style:text-properties fo:font-style="italic" officeooo:rsid="005ffbac" style:font-style-asian="italic" style:font-style-complex="italic"/>
    </style:style>
    <style:style style:name="T80" style:family="text">
      <style:text-properties fo:font-style="italic" officeooo:rsid="006a1afd" style:font-style-asian="italic" style:font-style-complex="italic"/>
    </style:style>
    <style:style style:name="T81" style:family="text">
      <style:text-properties fo:font-style="italic" officeooo:rsid="0068ae09" style:font-style-asian="italic" style:font-style-complex="italic"/>
    </style:style>
    <style:style style:name="T82" style:family="text">
      <style:text-properties fo:font-style="italic" officeooo:rsid="008cb6bf" style:font-style-asian="italic" style:font-style-complex="italic"/>
    </style:style>
    <style:style style:name="T83" style:family="text">
      <style:text-properties fo:font-style="italic" officeooo:rsid="00bbe97a" style:font-style-asian="italic" style:font-style-complex="italic"/>
    </style:style>
    <style:style style:name="T84" style:family="text">
      <style:text-properties fo:font-style="italic" officeooo:rsid="00bea850" style:font-style-asian="italic" style:font-style-complex="italic"/>
    </style:style>
    <style:style style:name="T85" style:family="text">
      <style:text-properties fo:font-style="italic" officeooo:rsid="00c3b2a9" style:font-style-asian="italic" style:font-style-complex="italic"/>
    </style:style>
    <style:style style:name="T86" style:family="text">
      <style:text-properties fo:font-style="italic" officeooo:rsid="00d4c6a3" style:font-style-asian="italic" style:font-style-complex="italic"/>
    </style:style>
    <style:style style:name="T87" style:family="text">
      <style:text-properties fo:font-style="italic" officeooo:rsid="00da7920" style:font-style-asian="italic" style:font-style-complex="italic"/>
    </style:style>
    <style:style style:name="T88" style:family="text">
      <style:text-properties fo:font-style="italic" officeooo:rsid="00f00dc8" style:font-style-asian="italic" style:font-style-complex="italic"/>
    </style:style>
    <style:style style:name="T89" style:family="text">
      <style:text-properties fo:font-style="italic" officeooo:rsid="00f0e42f" style:font-style-asian="italic" style:font-style-complex="italic"/>
    </style:style>
    <style:style style:name="T90" style:family="text">
      <style:text-properties fo:font-style="italic" officeooo:rsid="00f16cad" style:font-style-asian="italic" style:font-style-complex="italic"/>
    </style:style>
    <style:style style:name="T91" style:family="text">
      <style:text-properties fo:font-style="italic" officeooo:rsid="00f67597" style:font-style-asian="italic" style:font-style-complex="italic"/>
    </style:style>
    <style:style style:name="T92" style:family="text">
      <style:text-properties fo:font-style="italic" officeooo:rsid="00fb0b6f" style:font-style-asian="italic" style:font-style-complex="italic"/>
    </style:style>
    <style:style style:name="T93" style:family="text">
      <style:text-properties officeooo:rsid="001fdfe2"/>
    </style:style>
    <style:style style:name="T94" style:family="text">
      <style:text-properties officeooo:rsid="00219d14"/>
    </style:style>
    <style:style style:name="T95" style:family="text">
      <style:text-properties officeooo:rsid="00226144"/>
    </style:style>
    <style:style style:name="T96" style:family="text">
      <style:text-properties officeooo:rsid="00243b31"/>
    </style:style>
    <style:style style:name="T97" style:family="text">
      <style:text-properties officeooo:rsid="0027481b"/>
    </style:style>
    <style:style style:name="T98" style:family="text">
      <style:text-properties officeooo:rsid="00276e74"/>
    </style:style>
    <style:style style:name="T99" style:family="text">
      <style:text-properties officeooo:rsid="0028776b"/>
    </style:style>
    <style:style style:name="T100" style:family="text">
      <style:text-properties officeooo:rsid="002a775d"/>
    </style:style>
    <style:style style:name="T101" style:family="text">
      <style:text-properties officeooo:rsid="002c0613"/>
    </style:style>
    <style:style style:name="T102" style:family="text">
      <style:text-properties officeooo:rsid="002d3e0f"/>
    </style:style>
    <style:style style:name="T103" style:family="text">
      <style:text-properties officeooo:rsid="003b4d5f"/>
    </style:style>
    <style:style style:name="T104" style:family="text">
      <style:text-properties officeooo:rsid="0043a38f"/>
    </style:style>
    <style:style style:name="T105" style:family="text">
      <style:text-properties officeooo:rsid="0044876f"/>
    </style:style>
    <style:style style:name="T106" style:family="text">
      <style:text-properties officeooo:rsid="00464599"/>
    </style:style>
    <style:style style:name="T107" style:family="text">
      <style:text-properties officeooo:rsid="0047f7ff"/>
    </style:style>
    <style:style style:name="T108" style:family="text">
      <style:text-properties officeooo:rsid="00492b3d"/>
    </style:style>
    <style:style style:name="T109" style:family="text">
      <style:text-properties officeooo:rsid="004cc012"/>
    </style:style>
    <style:style style:name="T110" style:family="text">
      <style:text-properties officeooo:rsid="00440cf4"/>
    </style:style>
    <style:style style:name="T111" style:family="text">
      <style:text-properties officeooo:rsid="0057efe3"/>
    </style:style>
    <style:style style:name="T112" style:family="text">
      <style:text-properties officeooo:rsid="0068ae09"/>
    </style:style>
    <style:style style:name="T113" style:family="text">
      <style:text-properties officeooo:rsid="006c3386"/>
    </style:style>
    <style:style style:name="T114" style:family="text">
      <style:text-properties officeooo:rsid="007a83d5"/>
    </style:style>
    <style:style style:name="T115" style:family="text">
      <style:text-properties officeooo:rsid="007fdd79"/>
    </style:style>
    <style:style style:name="T116" style:family="text">
      <style:text-properties officeooo:rsid="00b09cde"/>
    </style:style>
    <style:style style:name="T117" style:family="text">
      <style:text-properties officeooo:rsid="00b3c4e1"/>
    </style:style>
    <style:style style:name="T118" style:family="text">
      <style:text-properties officeooo:rsid="00b4d241"/>
    </style:style>
    <style:style style:name="T119" style:family="text">
      <style:text-properties officeooo:rsid="00bbe97a"/>
    </style:style>
    <style:style style:name="T120" style:family="text">
      <style:text-properties officeooo:rsid="00bd42dc"/>
    </style:style>
    <style:style style:name="T121" style:family="text">
      <style:text-properties officeooo:rsid="00bd7c95"/>
    </style:style>
    <style:style style:name="T122" style:family="text">
      <style:text-properties officeooo:rsid="00c3b2a9"/>
    </style:style>
    <style:style style:name="T123" style:family="text">
      <style:text-properties officeooo:rsid="00c9f174"/>
    </style:style>
    <style:style style:name="T124" style:family="text">
      <style:text-properties officeooo:rsid="00cb5961"/>
    </style:style>
    <style:style style:name="T125" style:family="text">
      <style:text-properties officeooo:rsid="00ce2b67"/>
    </style:style>
    <style:style style:name="T126" style:family="text">
      <style:text-properties officeooo:rsid="00ceeec2"/>
    </style:style>
    <style:style style:name="T127" style:family="text">
      <style:text-properties officeooo:rsid="00d11b1d"/>
    </style:style>
    <style:style style:name="T128" style:family="text">
      <style:text-properties officeooo:rsid="00d22d62"/>
    </style:style>
    <style:style style:name="T129" style:family="text">
      <style:text-properties officeooo:rsid="00d3a33a"/>
    </style:style>
    <style:style style:name="T130" style:family="text">
      <style:text-properties officeooo:rsid="00d4c6a3"/>
    </style:style>
    <style:style style:name="T131" style:family="text">
      <style:text-properties officeooo:rsid="00d5c87f"/>
    </style:style>
    <style:style style:name="T132" style:family="text">
      <style:text-properties officeooo:rsid="00d75545"/>
    </style:style>
    <style:style style:name="T133" style:family="text">
      <style:text-properties officeooo:rsid="00da7920"/>
    </style:style>
    <style:style style:name="T134" style:family="text">
      <style:text-properties officeooo:rsid="00df7530"/>
    </style:style>
    <style:style style:name="T135" style:family="text">
      <style:text-properties officeooo:rsid="00e4ccd2"/>
    </style:style>
    <style:style style:name="T136" style:family="text">
      <style:text-properties officeooo:rsid="00e653c1"/>
    </style:style>
    <style:style style:name="T137" style:family="text">
      <style:text-properties officeooo:rsid="00e6f6ae"/>
    </style:style>
    <style:style style:name="T138" style:family="text">
      <style:text-properties officeooo:rsid="00eed723"/>
    </style:style>
    <style:style style:name="T139" style:family="text">
      <style:text-properties officeooo:rsid="00f00dc8"/>
    </style:style>
    <style:style style:name="T140" style:family="text">
      <style:text-properties officeooo:rsid="00f16cad"/>
    </style:style>
    <style:style style:name="T141" style:family="text">
      <style:text-properties officeooo:rsid="00f33922"/>
    </style:style>
    <style:style style:name="T142" style:family="text">
      <style:text-properties officeooo:rsid="00f532ea"/>
    </style:style>
    <style:style style:name="T143" style:family="text">
      <style:text-properties officeooo:rsid="00f8f615"/>
    </style:style>
    <style:style style:name="T144" style:family="text">
      <style:text-properties officeooo:rsid="00fa0247"/>
    </style:style>
    <style:style style:name="T145" style:family="text">
      <style:text-properties officeooo:rsid="00fb0b6f"/>
    </style:style>
    <style:style style:name="T146" style:family="text">
      <style:text-properties officeooo:rsid="00fc7515"/>
    </style:style>
    <style:style style:name="T147" style:family="text">
      <style:text-properties officeooo:rsid="00fe8d1d"/>
    </style:style>
    <style:style style:name="T148" style:family="text">
      <style:text-properties officeooo:rsid="0103e107"/>
    </style:style>
    <style:style style:name="T149" style:family="text">
      <style:text-properties officeooo:rsid="0103fab0"/>
    </style:style>
    <style:style style:name="T150" style:family="text">
      <style:text-properties fo:color="#b00040" loext:opacity="100%" style:font-name="Source Code Pro" fo:font-size="8pt" style:font-size-asian="8pt" style:font-size-complex="8pt"/>
    </style:style>
    <style:style style:name="T151" style:family="text">
      <style:text-properties fo:color="#000000" loext:opacity="100%" style:font-name="Source Code Pro" fo:font-size="8pt" style:font-size-asian="8pt" style:font-size-complex="8pt"/>
    </style:style>
    <style:style style:name="T152" style:family="text">
      <style:text-properties fo:color="#0000ff" loext:opacity="100%" style:font-name="Source Code Pro" fo:font-size="8pt" style:font-size-asian="8pt" style:font-size-complex="8pt"/>
    </style:style>
    <style:style style:name="T153" style:family="text">
      <style:text-properties fo:color="#666666" loext:opacity="100%" style:font-name="Source Code Pro" fo:font-size="8pt" style:font-size-asian="8pt" style:font-size-complex="8pt"/>
    </style:style>
    <style:style style:name="T154" style:family="text">
      <style:text-properties fo:color="#008000" loext:opacity="100%" style:font-name="Source Code Pro" fo:font-size="8pt" style:font-size-asian="8pt" style:font-size-complex="8pt"/>
    </style:style>
    <style:style style:name="T155" style:family="text">
      <style:text-properties fo:color="#a0a000" loext:opacity="100%" style:font-name="Source Code Pro" fo:font-size="8pt" style:font-size-asian="8pt" style:font-size-complex="8pt"/>
    </style:style>
    <style:style style:name="T156" style:family="text">
      <style:text-properties fo:color="#ba2121" loext:opacity="100%" style:font-name="Source Code Pro" fo:font-size="8pt" style:font-size-asian="8pt" style:font-size-complex="8pt"/>
    </style:style>
    <style:style style:name="T157" style:family="text">
      <style:text-properties fo:color="#bb6622" loext:opacity="100%" style:font-name="Source Code Pro" fo:font-size="8pt" style:font-size-asian="8pt" style:font-size-complex="8pt"/>
    </style:style>
    <style:style style:name="T158" style:family="text">
      <style:text-properties fo:color="#408080" loext:opacity="100%" style:font-name="Source Code Pro" fo:font-size="8pt" style:font-size-asian="8pt" style:font-size-complex="8pt"/>
    </style:style>
    <style:style style:name="T159" style:family="text">
      <style:text-properties fo:color="#bc7a00" loext:opacity="100%" style:font-name="Source Code Pro" fo:font-size="8pt" style:font-size-asian="8pt" style:font-size-complex="8pt"/>
    </style:style>
    <style:style style:name="T160" style:family="text">
      <style:text-properties fo:color="#000000" loext:opacity="100%" style:font-name="Source Code Pro" fo:font-size="9pt" style:font-size-asian="7pt" style:font-size-complex="9pt"/>
    </style:style>
    <style:style style:name="T161" style:family="text">
      <style:text-properties fo:color="#666666" loext:opacity="100%" style:font-name="Source Code Pro" fo:font-size="9pt" style:font-size-asian="7pt" style:font-size-complex="9pt"/>
    </style:style>
    <style:style style:name="T162" style:family="text">
      <style:text-properties fo:color="#000000" loext:opacity="100%" style:font-name="Source Code Pro" fo:font-size="10pt" style:font-size-asian="8pt" style:font-size-complex="10pt"/>
    </style:style>
    <style:style style:name="T163" style:family="text">
      <style:text-properties fo:color="#008000" loext:opacity="100%" style:font-name="Source Code Pro" fo:font-size="9pt" style:font-size-asian="7pt" style:font-size-complex="9pt"/>
    </style:style>
    <style:style style:name="T164" style:family="text">
      <style:text-properties fo:color="#b00040" loext:opacity="100%" style:font-name="Source Code Pro" fo:font-size="9pt" style:font-size-asian="7pt"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9.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5.34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4.2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12.11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6.4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3.9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10.33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16.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15.9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none" draw:fill-color="#ffffff" fo:min-height="21.38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none" draw:fill-color="#ffffff" fo:min-height="14.7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solid" svg:stroke-width="0cm" svg:stroke-color="#000000" draw:marker-start-width="0.353cm" draw:marker-end-width="0.353cm" draw:fill="none" draw:fill-color="#ffffff" fo:min-height="8.8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solid" draw:stroke-dash="Long_20_Dash_20_Dot" svg:stroke-width="0cm" svg:stroke-color="#000000" draw:marker-start-width="0.353cm" draw:marker-end-width="0.353cm" draw:fill="none" draw:fill-color="#ffffd7" fo:min-height="2.838cm" fo:padding-top="0cm" fo:padding-bottom="0cm" fo:padding-left="0cm" fo:padding-right="0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nippet"/>
        <text:sequence-decl text:display-outline-level="0" text:name="Codice"/>
      </text:sequence-decls>
      <text:h text:style-name="P50" text:outline-level="1">Implementazione</text:h>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41"><text:a xlink:type="simple" xlink:href="#__RefHeading___Toc155_2968167008" text:style-name="Index_20_Link" text:visited-style-name="Index_20_Link">GBN<text:tab/>1</text:a></text:p>
          <text:p text:style-name="P42"><text:a xlink:type="simple" xlink:href="#__RefHeading___Toc3801_3901177512" text:style-name="Index_20_Link" text:visited-style-name="Index_20_Link">La Batteria<text:tab/>2</text:a></text:p>
          <text:p text:style-name="P42"><text:a xlink:type="simple" xlink:href="#__RefHeading___Toc3803_3901177512" text:style-name="Index_20_Link" text:visited-style-name="Index_20_Link">Il Lanciatore<text:tab/>3</text:a></text:p>
          <text:p text:style-name="P42"><text:a xlink:type="simple" xlink:href="#__RefHeading___Toc3805_3901177512" text:style-name="Index_20_Link" text:visited-style-name="Index_20_Link">Campionatore della Rete<text:tab/>7</text:a></text:p>
          <text:p text:style-name="P42"><text:a xlink:type="simple" xlink:href="#__RefHeading___Toc3807_3901177512" text:style-name="Index_20_Link" text:visited-style-name="Index_20_Link">Sveglie<text:tab/>7</text:a></text:p>
          <text:p text:style-name="P42"><text:a xlink:type="simple" xlink:href="#__RefHeading___Toc3809_3901177512" text:style-name="Index_20_Link" text:visited-style-name="Index_20_Link">Tabella di Riordino<text:tab/>10</text:a></text:p>
          <text:p text:style-name="P42"><text:a xlink:type="simple" xlink:href="#__RefHeading___Toc3811_3901177512" text:style-name="Index_20_Link" text:visited-style-name="Index_20_Link">Catturatore<text:tab/>11</text:a></text:p>
          <text:p text:style-name="P42"><text:a xlink:type="simple" xlink:href="#__RefHeading___Toc3813_3901177512" text:style-name="Index_20_Link" text:visited-style-name="Index_20_Link">Sabotatore<text:tab/>12</text:a></text:p>
          <text:p text:style-name="P41"><text:a xlink:type="simple" xlink:href="#__RefHeading___Toc210_2040814297" text:style-name="Index_20_Link" text:visited-style-name="Index_20_Link">DMProtocol<text:tab/>12</text:a></text:p>
          <text:p text:style-name="P41"><text:a xlink:type="simple" xlink:href="#__RefHeading___Toc169_2040814297" text:style-name="Index_20_Link" text:visited-style-name="Index_20_Link">Client<text:tab/>15</text:a></text:p>
          <text:p text:style-name="P41"><text:a xlink:type="simple" xlink:href="#__RefHeading___Toc171_2040814297" text:style-name="Index_20_Link" text:visited-style-name="Index_20_Link">Server<text:tab/>17</text:a></text:p>
        </text:index-body>
      </text:table-of-content>
      <text:h text:style-name="Heading_20_2" text:outline-level="2"><text:bookmark-start text:name="__RefHeading___Toc155_2968167008"/>GBN<text:bookmark-end text:name="__RefHeading___Toc155_2968167008"/></text:h>
      <text:p text:style-name="P11"><text:span text:style-name="T110">Il protocollo GBN è stato implementato secondo una strategia multithread, con l’obiettivo di sollevare il chiamante dalla responsabilità di inviare effettivamente il messaggio. </text:span><text:span text:style-name="T105">Infatti, il chiamante deve solamente inserire i pacchetti nella batteria di lancio, e lasciare che il lanciatore si occupi dell’invio al suo posto.</text:span></text:p>
      <text:p text:style-name="P18">La libreria GBN permette l’invio e la ricezione di dati suddividendoli in pacchetti <text:span text:style-name="T113">(</text:span><text:span text:style-name="T113"><text:sequence-ref text:reference-format="category-and-value" text:ref-name="refCodice0">Codice 1</text:sequence-ref></text:span><text:span text:style-name="T113">)</text:span>. Tutti i pacchetti sono inviati in un formato serializzato, permettendo un’interpretazione disambigua da macchine diverse. La conversione tra formato serializzato e locale è gestita dalla libreria GBN in maniera trasparente al chiamante.</text:p>
      <text:p text:style-name="P19">Quando il chiamante vuole inviare un messaggio, deve invocare la funzione <text:span text:style-name="T68">sendMessageGBN()</text:span><text:span text:style-name="T5">, che applica i seguenti passaggi:</text:span></text:p>
      <text:list xml:id="list4053012327" text:style-name="L1">
        <text:list-item>
          <text:p text:style-name="P51"><text:span text:style-name="T5">Suddivisione del messaggio in pacchetti. </text:span><text:span text:style-name="T40">Questa fase si articola </text:span><text:span text:style-name="T42">ulteriormente</text:span><text:span text:style-name="T40"> in:</text:span></text:p>
          <text:list>
            <text:list-item>
              <text:p text:style-name="P51"><text:span text:style-name="T40">Segmentazione del messaggio. </text:span><text:span text:style-name="T5">Il messaggio da inviare viene </text:span><text:span text:style-name="T41">copiato e </text:span><text:span text:style-name="T5">trattato come un array di bytes, che viene suddiviso in segmenti di lunghezza variabile, con un valore massimo calcolato a partire dalla costante MTU definita in </text:span><text:span text:style-name="T68">gbn/packet.h, </text:span><text:span text:style-name="T40">che codifica la massima grandezza di un pacchetto in bytes. Ciò permette di modulare la grandezza di un pacchetto qualora fosse necessario (ad esempio per evitare suddivisioni dei pacchetti ai livelli inferiori) e di mantenere consistenza tra tutti i parametri che dipendono da esso, tra cui appunto la massima lunghezza dei dati in un pacchetto.</text:span></text:p>
            </text:list-item>
            <text:list-item>
              <text:p text:style-name="P52"><text:span text:style-name="T40">G</text:span><text:span text:style-name="T5">enerazione di un id per quel messaggio;</text:span></text:p>
            </text:list-item>
            <text:list-item>
              <text:p text:style-name="P53">Creazione di un pacchetto per ogni segmento, in cui viene scritto;</text:p>
              <text:list>
                <text:list-item>
                  <text:p text:style-name="P53">Un riferimento al segmento;</text:p>
                </text:list-item>
                <text:list-item>
                  <text:p text:style-name="P53">l’id del messaggio;</text:p>
                </text:list-item>
                <text:list-item>
                  <text:p text:style-name="P53">la lunghezza del segmento;</text:p>
                </text:list-item>
                <text:list-item>
                  <text:p text:style-name="P53">Se quel pacchetto è il primo del suo messaggio.</text:p>
                </text:list-item>
              </text:list>
            </text:list-item>
            <text:list-item>
              <text:p text:style-name="P53"><text:soft-page-break/>Raccolta dei pacchetti in un array e restituzione al chiamante.</text:p>
            </text:list-item>
          </text:list>
        </text:list-item>
        <text:list-item>
          <text:p text:style-name="P71"><text:span text:style-name="T5">Aggiunta dei pacchetti in batteria</text:span><text:span text:style-name="T46">;</text:span></text:p>
        </text:list-item>
        <text:list-item>
          <text:p text:style-name="P54">Registrazione del messaggio nella Tabella di Riordino;</text:p>
        </text:list-item>
        <text:list-item>
          <text:p text:style-name="P55">Notifica al lanciatore dell’eventuale presenza di nuovi pacchetti in coda.</text:p>
        </text:list-item>
      </text:list>
      <text:p text:style-name="P20"><text:span text:style-name="T5">La ricezione dei pacchetti deve essere eseguita dal thread chiamante mediante gli strumenti offerti dal catturatore, mascherati dalla procedura </text:span><text:span text:style-name="T68">receiveMessageGBN()</text:span><text:span text:style-name="T5">.</text:span></text:p>
      <text:p text:style-name="P17"><draw:frame draw:style-name="fr1" draw:name="Cornice2" text:anchor-type="paragraph" svg:x="0.093cm" svg:y="0.36cm" svg:width="16.895cm" draw:z-index="2"><draw:text-box fo:min-height="7.343cm"><text:p text:style-name="Codice"><draw:frame text:anchor-type="paragraph" draw:z-index="3" draw:name="Forma2" draw:style-name="gr12" draw:text-style-name="P97" svg:width="16.894cm" svg:height="8.813cm" svg:x="0cm" svg:y="0cm"><draw:text-box><text:p><text:span text:style-name="T158">// Packet metadata. Caution is needed when changing this structure because of serialization rules. Remember to update implementation accordingly</text:span></text:p><text:p><text:span text:style-name="T154">typedef</text:span><text:span text:style-name="T151"> </text:span><text:span text:style-name="T154">struct</text:span><text:span text:style-name="T151"> header {</text:span></text:p><text:p><text:span text:style-name="T151"/></text:p><text:p><text:span text:style-name="T151"><text:s text:c="4"/></text:span><text:span text:style-name="T150">bool</text:span><text:span text:style-name="T151"> isAck; <text:s text:c="16"/></text:span><text:span text:style-name="T158">// true only if this packet is an ACK</text:span></text:p><text:p><text:span text:style-name="T151"><text:s text:c="4"/></text:span><text:span text:style-name="T150">bool</text:span><text:span text:style-name="T151"> isFirst; <text:s text:c="14"/></text:span><text:span text:style-name="T158">// true if this is the first packet of its message</text:span></text:p><text:p><text:span text:style-name="T151"><text:s text:c="4"/></text:span><text:span text:style-name="T150">int</text:span><text:span text:style-name="T151"> index; <text:s text:c="17"/></text:span><text:span text:style-name="T158">// if data: index of packet in send queue, if ACK: index of expected packet in queue</text:span></text:p><text:p><text:span text:style-name="T151"><text:s text:c="4"/></text:span><text:span text:style-name="T150">int</text:span><text:span text:style-name="T151"> endIndex; <text:s text:c="14"/></text:span><text:span text:style-name="T158">// index of last packet of this message</text:span></text:p><text:p><text:span text:style-name="T151"><text:s text:c="4"/></text:span><text:span text:style-name="T150">int</text:span><text:span text:style-name="T151"> msgId; <text:s text:c="17"/></text:span><text:span text:style-name="T158">// the message where the packet has been built from</text:span></text:p><text:p><text:span text:style-name="T151"><text:s text:c="4"/></text:span><text:span text:style-name="T150">int</text:span><text:span text:style-name="T151"> dataLen; <text:s text:c="15"/></text:span><text:span text:style-name="T158">// how many bytes of data in the packet</text:span></text:p><text:p><text:span text:style-name="T151"><text:s text:c="4"/></text:span><text:span text:style-name="T150">int</text:span><text:span text:style-name="T151"> queueLen; <text:s text:c="14"/></text:span><text:span text:style-name="T158">// needed by receiver to know when to restart to count packet indexes</text:span></text:p><text:p><text:span text:style-name="T151"><text:s text:c="4"/></text:span><text:span text:style-name="T151">in_port_t ackPort; <text:s text:c="9"/></text:span><text:span text:style-name="T158">// which port to send ACk</text:span></text:p><text:p><text:span text:style-name="T151"/></text:p><text:p><text:span text:style-name="T151">} Header;</text:span></text:p><text:p><text:span text:style-name="T151"/></text:p><text:p><text:span text:style-name="T158">// defines the base informative unit this protocol will use to send and receive data</text:span></text:p><text:p><text:span text:style-name="T154">typedef</text:span><text:span text:style-name="T151"> </text:span><text:span text:style-name="T154">struct</text:span><text:span text:style-name="T151"> packet{</text:span></text:p><text:p><text:span text:style-name="T151"/></text:p><text:p><text:span text:style-name="T151"><text:s text:c="4"/></text:span><text:span text:style-name="T151">Header </text:span><text:span text:style-name="T153">*</text:span><text:span text:style-name="T151">header; <text:s text:c="12"/></text:span><text:span text:style-name="T158">// packet metadata</text:span></text:p><text:p><text:span text:style-name="T151"><text:s text:c="4"/></text:span><text:span text:style-name="T150">void</text:span><text:span text:style-name="T151"> </text:span><text:span text:style-name="T153">*</text:span><text:span text:style-name="T151">data; <text:s text:c="16"/></text:span><text:span text:style-name="T158">// packet data</text:span></text:p><text:p><text:span text:style-name="T151"/></text:p><text:p><text:span text:style-name="T151">} Packet;</text:span></text:p></draw:text-box></draw:frame>Codice <text:sequence text:ref-name="refCodice0" text:name="Codice" text:formula="ooow:Codice+1" style:num-format="1">1</text:sequence>: Struttura di un pacchetto GBN.</text:p></draw:text-box></draw:frame></text:p>
      <text:h text:style-name="Heading_20_3" text:outline-level="3"><text:bookmark-start text:name="__RefHeading___Toc3801_3901177512"/>La Batteria<text:bookmark-end text:name="__RefHeading___Toc3801_3901177512"/></text:h>
      <text:p text:style-name="P8">La batteria di lancio è una coda implementata come un array circolare. I posti in coda sono occupati da strutture chiamat<text:span text:style-name="T109">e</text:span> Posti di Lancio, che si occupano di mantenere un riferimento all’eventuale pacchetto che occupa quel posto in coda e dei metadati ad esso associati. Tra questi ultimi, vale la pena citare lo Stato. Esso tiene traccia dello stato del Posto di Lancio in relazione a quello del corrispondente pacchetto (<text:sequence-ref text:reference-format="category-and-value" text:ref-name="refCodice1">Codice 2</text:sequence-ref>).</text:p>
      <text:p text:style-name="P9">Quando vengono aggiunti dei pacchetti in <text:span text:style-name="T106">batteria</text:span>, essi vengo aggiunti nello stesso ordine in cui sono forniti, e vengono aggiunti tutti oppure nessuno. <text:span text:style-name="T116">Prima di inserire un pacchetto in un posto disponibile, </text:span><text:span text:style-name="T117">esso </text:span><text:span text:style-name="T116">è ripristinato da ogni modifica relativa a vecchi pacchetti, e il suo stato portato a EMPTY. </text:span></text:p>
      <text:p text:style-name="P9"><text:span text:style-name="T118">All’inserimento di un pacchetto in un posto in batteria, n</text:span><text:span text:style-name="T116">el pacchetto vengono scritti:</text:span></text:p>
      <text:list xml:id="list3241688771" text:style-name="L2">
        <text:list-item>
          <text:p text:style-name="P72">Il suo indice in batteria;</text:p>
        </text:list-item>
        <text:list-item>
          <text:p text:style-name="P72">L’indice del pacchetto finale del suo messaggio;</text:p>
        </text:list-item>
        <text:list-item>
          <text:p text:style-name="P73">La lunghezza della batteria (necessaria al Catturatore).</text:p>
          <text:list>
            <text:list-header>
              <text:p text:style-name="P95">Nel posto vengono apportate le seguenti modifiche:</text:p>
            </text:list-header>
          </text:list>
        </text:list-item>
        <text:list-item>
          <text:p text:style-name="P74"><text:soft-page-break/>scrittura del riferimento al pacchetto;</text:p>
        </text:list-item>
        <text:list-item>
          <text:p text:style-name="P75">impostazione stato a READY.</text:p>
        </text:list-item>
      </text:list>
      <text:p text:style-name="P8"><text:span text:style-name="T107">Un posto in batteria è considerato disponibile </text:span><text:span text:style-name="T108">per l’aggiunta di un nuovo pacchetto</text:span><text:span text:style-name="T107"> se rientra in almeno uno tra gli stati </text:span><text:span text:style-name="T75">ACKED</text:span><text:span text:style-name="T107">, </text:span><text:span text:style-name="T75">EMPTY, LOST</text:span><text:span text:style-name="T18">. </text:span></text:p>
      <text:p text:style-name="P20"><text:span text:style-name="T18">L</text:span><text:span text:style-name="T5">a batteria di lancio è responsabile di mantenere un riferimento alla finestra di invio. Ciò è stato deciso in quanto l’implementazione di quest’ultima è fortemente dipendente dalla prima, e avrebbe poco senso disporre di una finestra di invio senza una coda su cui applicarla.</text:span></text:p>
      <text:p text:style-name="P7"><draw:frame draw:style-name="fr1" draw:name="Cornice3" text:anchor-type="paragraph" svg:x="-0.106cm" svg:y="0.672cm" svg:width="17.415cm" draw:z-index="4"><draw:text-box fo:min-height="15.884cm"><text:p text:style-name="P39"><draw:frame text:anchor-type="paragraph" draw:z-index="5" draw:name="Forma3" draw:style-name="gr11" draw:text-style-name="P97" svg:width="17.41cm" svg:height="14.738cm" svg:x="0.002cm" svg:y="0cm"><draw:text-box><text:p><text:span text:style-name="T158">// Each launch pad can only be in one of the following statuses</text:span></text:p><text:p><text:span text:style-name="T154">typedef</text:span><text:span text:style-name="T151"> </text:span><text:span text:style-name="T154">enum</text:span><text:span text:style-name="T151"> launchPadStatus{</text:span></text:p><text:p><text:span text:style-name="T151"/></text:p><text:p><text:span text:style-name="T151"><text:s text:c="4"/></text:span><text:span text:style-name="T151">EMPTY, <text:s text:c="21"/></text:span><text:span text:style-name="T158">// launch pad has no packet in it</text:span></text:p><text:p><text:span text:style-name="T151"><text:s text:c="4"/></text:span><text:span text:style-name="T151">READY, <text:s text:c="21"/></text:span><text:span text:style-name="T158">// hosted packet is ready to be sent the first time</text:span></text:p><text:p><text:span text:style-name="T151"><text:s text:c="4"/></text:span><text:span text:style-name="T151">SENT, <text:s text:c="22"/></text:span><text:span text:style-name="T158">// hosted packet has already been sent at least one time and it is waiting for ACK</text:span></text:p><text:p><text:span text:style-name="T151"><text:s text:c="4"/></text:span><text:span text:style-name="T151">ACKED, <text:s text:c="21"/></text:span><text:span text:style-name="T158">// hosted packet is acked</text:span></text:p><text:p><text:span text:style-name="T151"><text:s text:c="4"/></text:span><text:span text:style-name="T151">LOST, <text:s text:c="22"/></text:span><text:span text:style-name="T158">// hosted packet has no chance to be sent (e.g max rtx attempts reached)</text:span></text:p><text:p><text:span text:style-name="T151"><text:s text:c="4"/></text:span><text:span text:style-name="T151">NUM_LAUNCHPAD_STATUSES</text:span></text:p><text:p><text:span text:style-name="T151"/></text:p><text:p><text:span text:style-name="T151">} LaunchPadStatus;</text:span></text:p><text:p><text:span text:style-name="T151"/></text:p><text:p><text:span text:style-name="T158">// Every seat in the launch battery is a launch pad, which can hold a packet and tracks its status</text:span></text:p><text:p><text:span text:style-name="T154">typedef</text:span><text:span text:style-name="T151"> </text:span><text:span text:style-name="T154">struct</text:span><text:span text:style-name="T151"> launchPad{</text:span></text:p><text:p><text:span text:style-name="T151"/></text:p><text:p><text:span text:style-name="T151"><text:s text:c="4"/></text:span><text:span text:style-name="T151">Packet </text:span><text:span text:style-name="T153">*</text:span><text:span text:style-name="T151">packet; <text:s text:c="16"/></text:span><text:span text:style-name="T158">// packet in the seat</text:span></text:p><text:p><text:span text:style-name="T151"><text:s text:c="4"/></text:span><text:span text:style-name="T150">unsigned</text:span><text:span text:style-name="T151"> </text:span><text:span text:style-name="T150">int</text:span><text:span text:style-name="T151"> launches; <text:s text:c="9"/></text:span><text:span text:style-name="T158">// number of times the packet in the seat has been transmitted</text:span></text:p><text:p><text:span text:style-name="T151"><text:s text:c="4"/></text:span><text:span text:style-name="T151">LaunchPadStatus status; <text:s text:c="8"/></text:span><text:span text:style-name="T158">// status of launch pad</text:span></text:p><text:p><text:span text:style-name="T151"><text:s text:c="4"/></text:span><text:span text:style-name="T154">struct</text:span><text:span text:style-name="T151"> timespec launchTime; <text:s text:c="4"/></text:span><text:span text:style-name="T158">// abs time of last launch</text:span></text:p><text:p><text:span text:style-name="T151"/></text:p><text:p><text:span text:style-name="T151"/></text:p><text:p><text:span text:style-name="T151">} LaunchPad;</text:span></text:p><text:p><text:span text:style-name="T151"/></text:p><text:p><text:span text:style-name="T158">// Send queue can be imagined as a launch battery, where each seat is a launch pad.</text:span></text:p><text:p><text:span text:style-name="T154">typedef</text:span><text:span text:style-name="T151"> </text:span><text:span text:style-name="T154">struct</text:span><text:span text:style-name="T151"> launchBattery{</text:span></text:p><text:p><text:span text:style-name="T151"/></text:p><text:p><text:span text:style-name="T151"><text:s text:c="4"/></text:span><text:span text:style-name="T151">LaunchPad </text:span><text:span text:style-name="T153">*</text:span><text:span text:style-name="T151">battery[QUEUE_LEN]; <text:s text:c="9"/></text:span><text:span text:style-name="T158">// the actual queue</text:span></text:p><text:p><text:span text:style-name="T151"/></text:p><text:p><text:span text:style-name="T151"><text:s text:c="4"/></text:span><text:span text:style-name="T158">/*</text:span></text:p><text:p><text:span text:style-name="T158"><text:s text:c="8"/></text:span><text:span text:style-name="T158">tracks number of contiguous pads available.</text:span></text:p><text:p><text:span text:style-name="T158"><text:s text:c="8"/></text:span><text:span text:style-name="T158">This redundancy is useful because it kills the need to check every pad to know if there is enough space to add more packets.</text:span></text:p><text:p><text:span text:style-name="T158"><text:s text:c="8"/></text:span><text:span text:style-name="T158">Must be updated whenever new packets are added or packets in battery are ACKED or LOST</text:span></text:p><text:p><text:span text:style-name="T158"><text:s text:c="4"/></text:span><text:span text:style-name="T158">*/</text:span></text:p><text:p><text:span text:style-name="T151"><text:s text:c="4"/></text:span><text:span text:style-name="T150">int</text:span><text:span text:style-name="T151"> contiguousPadsAvailable;</text:span></text:p><text:p><text:span text:style-name="T151"><text:s text:c="4"/></text:span><text:span text:style-name="T150">int</text:span><text:span text:style-name="T151"> nextAvailableIndex; <text:s text:c="16"/></text:span><text:span text:style-name="T158">// index next to the last pad occupied</text:span></text:p><text:p><text:span text:style-name="T151"/></text:p><text:p><text:span text:style-name="T151">} LaunchBattery;</text:span></text:p></draw:text-box></draw:frame>Codice <text:sequence text:ref-name="refCodice1" text:name="Codice" text:formula="ooow:Codice+1" style:num-format="1">2</text:sequence>: Struttura della batteria e dei posti di lancio. In cima, sono descritti gli stati in cui possono riversare i posti di lancio, e come essi siano relazionati agli stati dei pacchetti corrispondenti.</text:p></draw:text-box></draw:frame></text:p>
      <text:p text:style-name="P6"/>
      <text:h text:style-name="Heading_20_3" text:outline-level="3"><text:bookmark-start text:name="__RefHeading___Toc3803_3901177512"/>Il Lanciatore<text:bookmark-end text:name="__RefHeading___Toc3803_3901177512"/></text:h>
      <text:p text:style-name="P10">Il lanciatore è implementato come un thread indipendente che <text:span text:style-name="T114">svolge le mansioni relative all’invio dei pacchetti previste nel GBN. </text:span><text:span text:style-name="T112">Il </text:span><text:span text:style-name="T114">suo </text:span><text:span text:style-name="T112">ciclo di vita è implementato nella funzione </text:span><text:span text:style-name="T81">listenForAcks()</text:span><text:span text:style-name="T28">, </text:span><text:span text:style-name="T23"><text:s/>che pone il lanciatore in ascolto perenne di ACKs. A questo punto possono succedere due eventi:</text:span></text:p>
      <text:list xml:id="list585469965" text:style-name="L3">
        <text:list-item>
          <text:p text:style-name="P76"><text:soft-page-break/><text:span text:style-name="T5">Si riceve un ACK: Il lanciatore provvede a deserializzare l’ACK e a estrarne l’indice di riferimento. Successivamente provvede ad ACKare tutti i pacchetti </text:span><text:span text:style-name="T24">~ACKED </text:span><text:span text:style-name="T5">nella finestra di invio con indice minore </text:span><text:span text:style-name="T24">ad esso. In questo modo, </text:span><text:span text:style-name="T25">pacchetti già ACKati sono ignorati. </text:span><text:span text:style-name="T26">Per ogni pacchetto così ACKato calcola il rispettivo campione di RTT e lo usa per aggiornarne la stima nel Campionatore di Rete. A questo punto, se è stato ACKato almeno un pacchetto, provvede a:</text:span></text:p>
          <text:list>
            <text:list-item>
              <text:p text:style-name="P56">Eliminare la entry corrispondente al messaggio del pacchetto nella Tabella di Riordino se il pacchetto ricevuto era l’ultimo di quel messaggio;</text:p>
            </text:list-item>
            <text:list-item>
              <text:p text:style-name="P77"><text:span text:style-name="T51">Far ripartire</text:span><text:span text:style-name="T5"> la Sveglia per il pacchetto più vecchio in finestra;</text:span></text:p>
            </text:list-item>
            <text:list-item>
              <text:p text:style-name="P56">Aggiornare la finestra di invio.</text:p>
            </text:list-item>
          </text:list>
          <text:p text:style-name="P77"><text:span text:style-name="T5">Infine, provvede a notificare sé stesso della possibile presenza di nuovi pacchetti READY nella finestra di invio, </text:span><text:span text:style-name="T29">per poi riporsi in ascolto </text:span><text:span text:style-name="T30">di ACKs</text:span><text:span text:style-name="T5">.</text:span></text:p>
        </text:list-item>
      </text:list>
      <text:p text:style-name="P14"><text:span text:style-name="T5">Il lanciatore ascolterà gli ACK su una porta diversa da quella specificata nella tabella di riordino, e tale porta è specificata nei pacchetti che invia al destinatario. In questo modo, si riduce la probabilità di ricevere ACK da nodi diversi dal destinatario del messaggio (</text:span><text:a xlink:type="simple" xlink:href="https://github.com/Torkin1/IIW_UDP_GBN/issues/22" text:style-name="Internet_20_link" text:visited-style-name="Visited_20_Internet_20_Link"><text:span text:style-name="T5">#22</text:span></text:a><text:span text:style-name="T5">).</text:span></text:p>
      <text:list xml:id="list150225778202170" text:continue-numbering="true" text:style-name="L3">
        <text:list-item>
          <text:p text:style-name="P78"><text:span text:style-name="T5">Si riceve una notifica: Il lanciatore interrompe l’ascolto degli ACK e ed esegue un’azione diversa in base all’evento notificato </text:span><text:span text:style-name="T39">(</text:span><text:span text:style-name="T39"><text:sequence-ref text:reference-format="category-and-value" text:ref-name="refCodice2">Codice 3</text:sequence-ref></text:span><text:span text:style-name="T39">)</text:span><text:span text:style-name="T5">:</text:span></text:p>
          <text:list>
            <text:list-item>
              <text:p text:style-name="P78"><text:span text:style-name="T5">Nuovi pacchetti in finestra: Il lanciatore provvede ad inviare tutti i pacchetti READY in finestra. Se è stato inviato almeno un pacchetto, viene </text:span><text:span text:style-name="T27">impostata </text:span><text:span text:style-name="T5">una Sveglia </text:span><text:span text:style-name="T31">se non è già attiva</text:span><text:span text:style-name="T5">;</text:span></text:p>
            </text:list-item>
            <text:list-item>
              <text:p text:style-name="P57">Suona una Sveglia: Il lanciatore invia tutti i pacchetti SENT in finestra. Se non è stato inviato nessun pacchetto e la sveglia è ancora accesa, viene spenta.</text:p>
            </text:list-item>
          </text:list>
        </text:list-item>
      </text:list>
      <text:list xml:id="list1198046603" text:style-name="L4">
        <text:list-header>
          <text:p text:style-name="P96"><text:span text:style-name="T44">Per esigenze legate alla tecnologia implementativa (segnali in C), tali notifiche sono consumate solo in un breve intervallo tra il termine di un’attività e la ripresa dell’ascolto degli ACK (</text:span><text:a xlink:type="simple" xlink:href="https://github.com/Torkin1/IIW_UDP_GBN/issues/36" text:style-name="Internet_20_link" text:visited-style-name="Visited_20_Internet_20_Link"><text:span text:style-name="T44">#</text:span></text:a><text:a xlink:type="simple" xlink:href="https://github.com/Torkin1/IIW_UDP_GBN/issues/36" text:style-name="Internet_20_link" text:visited-style-name="Visited_20_Internet_20_Link"><text:span text:style-name="T45">36</text:span></text:a><text:span text:style-name="T44">).</text:span></text:p>
        </text:list-header>
      </text:list>
      <text:p text:style-name="P13">L’invio di pacchetti è <text:span text:style-name="T115">implementato nella funzione</text:span><text:span text:style-name="T20"> </text:span><text:span text:style-name="T79">fireLaunchPad(),</text:span><text:span text:style-name="T20"> che provvede a:</text:span></text:p>
      <text:list xml:id="list641221400" text:style-name="L5">
        <text:list-item>
          <text:p text:style-name="P79"><text:span text:style-name="T20">R</text:span><text:span text:style-name="T5">itrovare le informazioni necessarie all’invio del pacchetto nella Tabella di Riordino (descrittore socket, indirizzo destinatario, …), </text:span><text:span text:style-name="T32">utilizzando come chiave l’id del messaggio scritto nel pacchetto da inviare</text:span><text:span text:style-name="T5">;</text:span></text:p>
        </text:list-item>
        <text:list-item>
          <text:p text:style-name="P58">Serializzare il pacchetto;</text:p>
        </text:list-item>
      </text:list>
      <text:list xml:id="list150225604985482" text:continue-list="list1198046603" text:style-name="L4">
        <text:list-item>
          <text:p text:style-name="P59">Inviare il pacchetto. </text:p>
          <text:list>
            <text:list-item>
              <text:p text:style-name="P80"><text:span text:style-name="T5">L’effettivo invio del pacchetto dipende dall’esito di un’interrogazione del S</text:span><text:span text:style-name="T20">abotatore </text:span><text:span text:style-name="T35">effettuata invocando </text:span><text:span text:style-name="T82">isJammed()</text:span><text:span text:style-name="T20">, </text:span><text:span text:style-name="T5">che decid</text:span><text:span text:style-name="T33">e</text:span><text:span text:style-name="T5"> </text:span><text:span text:style-name="T20">se sia il caso di inceppare il posto di lancio </text:span><text:span text:style-name="T34">per questo invio. </text:span><text:span text:style-name="T20">U</text:span><text:span text:style-name="T36">n invio fallito a causa del Sabotatore è “visto” come un invio di successo dal mittente </text:span><text:span text:style-name="T37">(non viene segnalato nessun errore), </text:span><text:span text:style-name="T38">dunque</text:span><text:span text:style-name="T36"> </text:span><text:span text:style-name="T38">l</text:span><text:span text:style-name="T36">’unico modo che ha per accorgersi che il pacchetto non è stato inviato è il suono della sveglia, </text:span><text:span text:style-name="T38">simulando così efficacemente un evento di perdita in rete.</text:span></text:p>
            </text:list-item>
          </text:list>
        </text:list-item>
        <text:list-item>
          <text:p text:style-name="P60">Aggiornare le statistiche del posto di lancio, ovvero:</text:p>
          <text:list>
            <text:list-item>
              <text:p text:style-name="P60">Cambiare lo stato in SENT;</text:p>
            </text:list-item>
            <text:list-item>
              <text:p text:style-name="P60"><text:soft-page-break/>Incrementare il <text:s/>numero di lanci;</text:p>
            </text:list-item>
            <text:list-item>
              <text:p text:style-name="P81"><text:span text:style-name="T21">A</text:span><text:span text:style-name="T43">nnotare l’istante di lancio, azione utile per la campionatura dell’RTT.</text:span></text:p>
            </text:list-item>
          </text:list>
        </text:list-item>
      </text:list>
      <text:p text:style-name="P12">Il lanciatore invierà i pacchetti nella finestra di invio nell’ordine in cui sono presenti in essa. Inoltre, invierà solo i pacchetti che appartengono allo stesso messaggio del pacchetto all’inizio della finestra di invio (<text:a xlink:type="simple" xlink:href="https://github.com/Torkin1/IIW_UDP_GBN/issues/59" text:style-name="Internet_20_link" text:visited-style-name="Visited_20_Internet_20_Link">#59</text:a>).</text:p>
      <text:p text:style-name="P12"><draw:frame draw:style-name="fr1" draw:name="Cornice4" text:anchor-type="paragraph" svg:x="-0.049cm" svg:y="0.282cm" svg:width="17.052cm" draw:z-index="6"><draw:text-box fo:min-height="10.73cm"><text:p text:style-name="P40"><draw:frame text:anchor-type="paragraph" draw:z-index="7" draw:name="Forma4" draw:style-name="gr10" draw:text-style-name="P97" svg:width="17.051cm" svg:height="21.381cm" svg:x="0cm" svg:y="0cm"><draw:text-box><text:p><text:span text:style-name="T158">// Launcher must respond to all events listed below</text:span></text:p><text:p><text:span text:style-name="T154">typedef</text:span><text:span text:style-name="T151"> </text:span><text:span text:style-name="T154">enum</text:span><text:span text:style-name="T151"> launcherEvent{</text:span></text:p><text:p><text:span text:style-name="T151"/></text:p><text:p><text:span text:style-name="T151"><text:s text:c="4"/></text:span><text:span text:style-name="T151">LAUNCHER_EVENT_NEW_PACKETS_IN_SEND_WINDOW, <text:s text:c="2"/></text:span><text:span text:style-name="T158">// Some new packets may have been added to the send window</text:span></text:p><text:p><text:span text:style-name="T151"><text:s text:c="4"/></text:span><text:span text:style-name="T151">LAUNCHER_EVENT_PACKET_TIMED_OUT, <text:s text:c="12"/></text:span><text:span text:style-name="T158">// A sent packet timeout expired</text:span></text:p><text:p><text:span text:style-name="T151"><text:s text:c="4"/></text:span><text:span text:style-name="T151">LAUNCHER_EVENT_SHUTDOWN, <text:s text:c="20"/></text:span><text:span text:style-name="T158">// Launcher must be turned off</text:span></text:p><text:p><text:span text:style-name="T151"/></text:p><text:p><text:span text:style-name="T151"><text:s text:c="4"/></text:span><text:span text:style-name="T151">NUM_OF_LAUNCHER_EVENTS</text:span></text:p><text:p><text:span text:style-name="T151"/></text:p><text:p><text:span text:style-name="T151">} LauncherEvent;</text:span></text:p><text:p><text:span text:style-name="T151"/></text:p><text:p><text:span text:style-name="T158">// notifies launcher about an event.</text:span></text:p><text:p><text:span text:style-name="T150">int</text:span><text:span text:style-name="T151"> </text:span><text:span text:style-name="T152">notifyLauncher</text:span><text:span text:style-name="T151">(LauncherEvent event);</text:span></text:p><text:p><text:span text:style-name="T151"/></text:p><text:p><text:span text:style-name="T158">// handles launcher events</text:span></text:p><text:p><text:span text:style-name="T150">void</text:span><text:span text:style-name="T151"> </text:span><text:span text:style-name="T152">launcherSigHandler</text:span><text:span text:style-name="T151">(</text:span><text:span text:style-name="T150">int</text:span><text:span text:style-name="T151"> sig, </text:span><text:span text:style-name="T150">siginfo_t</text:span><text:span text:style-name="T151"> </text:span><text:span text:style-name="T153">*</text:span><text:span text:style-name="T151">siginfo, </text:span><text:span text:style-name="T150">void</text:span><text:span text:style-name="T151"> </text:span><text:span text:style-name="T153">*</text:span><text:span text:style-name="T151">ucontext)</text:span></text:p><text:p><text:span text:style-name="T151">{</text:span></text:p><text:p><text:span text:style-name="T151"><text:s text:c="4"/></text:span></text:p><text:p><text:span text:style-name="T151"><text:s text:c="4"/></text:span><text:span text:style-name="T158">// can't use a switch because real time signal value are determined at run time</text:span></text:p><text:p><text:span text:style-name="T151"><text:s text:c="4"/></text:span><text:span text:style-name="T154">if</text:span><text:span text:style-name="T151"> (sig </text:span><text:span text:style-name="T153">==</text:span><text:span text:style-name="T151"> getSignalFromLauncherEvent(LAUNCHER_EVENT_NEW_PACKETS_IN_SEND_WINDOW))</text:span></text:p><text:p><text:span text:style-name="T151"><text:s text:c="4"/></text:span><text:span text:style-name="T151">{</text:span></text:p><text:p><text:span text:style-name="T151"><text:s text:c="8"/></text:span><text:span text:style-name="T150">int</text:span><text:span text:style-name="T151"> launches;</text:span></text:p><text:p><text:span text:style-name="T151"/></text:p><text:p><text:span text:style-name="T151"><text:s text:c="8"/></text:span><text:span text:style-name="T158">// sends all ready packets in send window</text:span></text:p><text:p><text:span text:style-name="T151"><text:s text:c="8"/></text:span><text:span text:style-name="T158">// ...</text:span></text:p><text:p><text:span text:style-name="T151"><text:s text:c="8"/></text:span><text:span text:style-name="T151">launches </text:span><text:span text:style-name="T153">=</text:span><text:span text:style-name="T151"> sendAllReadyPacketsInWindow();</text:span></text:p><text:p><text:span text:style-name="T151"/></text:p><text:p><text:span text:style-name="T151"><text:s text:c="8"/></text:span><text:span text:style-name="T158">// ...</text:span></text:p><text:p><text:span text:style-name="T151"><text:s text:c="8"/></text:span><text:span text:style-name="T158">// (re)starts timeout for the oldest packet in window if not already started</text:span></text:p><text:p><text:span text:style-name="T151"><text:s text:c="8"/></text:span></text:p><text:p><text:span text:style-name="T151"><text:s text:c="8"/></text:span><text:span text:style-name="T154">if</text:span><text:span text:style-name="T151"> (launches </text:span><text:span text:style-name="T153">&gt;</text:span><text:span text:style-name="T151"> </text:span><text:span text:style-name="T153">0</text:span><text:span text:style-name="T151">){</text:span></text:p><text:p><text:span text:style-name="T151"><text:s text:c="12"/></text:span><text:span text:style-name="T154">if</text:span><text:span text:style-name="T151"> (</text:span><text:span text:style-name="T153">!</text:span><text:span text:style-name="T151">(getTimerReference()</text:span><text:span text:style-name="T153">-&gt;</text:span><text:span text:style-name="T151">isAlive))</text:span></text:p><text:p><text:span text:style-name="T151"><text:s text:c="12"/></text:span><text:span text:style-name="T151">{</text:span></text:p><text:p><text:span text:style-name="T151"><text:s text:c="16"/></text:span><text:span text:style-name="T151">startTimer(getTimerReference(), AT_TIMEOUT_RING_THEN_RESTART, ring);</text:span></text:p><text:p><text:span text:style-name="T151"><text:s text:c="12"/></text:span><text:span text:style-name="T151">}</text:span></text:p><text:p><text:span text:style-name="T151"><text:s text:c="8"/></text:span><text:span text:style-name="T151">}</text:span></text:p><text:p><text:span text:style-name="T151"/></text:p><text:p><text:span text:style-name="T151"><text:s text:c="4"/></text:span><text:span text:style-name="T151">}</text:span></text:p><text:p><text:span text:style-name="T151"><text:s text:c="4"/></text:span><text:span text:style-name="T154">else</text:span><text:span text:style-name="T151"> </text:span><text:span text:style-name="T154">if</text:span><text:span text:style-name="T151"> (sig </text:span><text:span text:style-name="T153">==</text:span><text:span text:style-name="T151"> getSignalFromLauncherEvent(LAUNCHER_EVENT_PACKET_TIMED_OUT))</text:span></text:p><text:p><text:span text:style-name="T151"><text:s text:c="4"/></text:span><text:span text:style-name="T151">{</text:span></text:p><text:p><text:span text:style-name="T151"><text:s text:c="8"/></text:span><text:span text:style-name="T150">int</text:span><text:span text:style-name="T151"> launches </text:span><text:span text:style-name="T153">=</text:span><text:span text:style-name="T151"> </text:span><text:span text:style-name="T153">0</text:span><text:span text:style-name="T151">;</text:span></text:p><text:p><text:span text:style-name="T151"><text:s text:c="8"/></text:span></text:p><text:p><text:span text:style-name="T151"><text:s text:c="8"/></text:span><text:span text:style-name="T158">// ...</text:span></text:p><text:p><text:span text:style-name="T151"><text:s text:c="8"/></text:span><text:span text:style-name="T151">launches </text:span><text:span text:style-name="T153">=</text:span><text:span text:style-name="T151"> sendAllSentPacketsInWindow();</text:span></text:p><text:p><text:span text:style-name="T151"/></text:p><text:p><text:span text:style-name="T151"><text:s text:c="8"/></text:span><text:span text:style-name="T158">// …</text:span></text:p><text:p><text:span text:style-name="T151"/></text:p><text:p><text:span text:style-name="T151"><text:s text:c="8"/></text:span><text:span text:style-name="T158">// sets off timer if no packet has been retransmitted</text:span></text:p><text:p><text:span text:style-name="T151"><text:s text:c="8"/></text:span><text:span text:style-name="T154">if</text:span><text:span text:style-name="T151"> (launches </text:span><text:span text:style-name="T153">==</text:span><text:span text:style-name="T151"> </text:span><text:span text:style-name="T153">0</text:span><text:span text:style-name="T151"> </text:span><text:span text:style-name="T153">&amp;&amp;</text:span><text:span text:style-name="T151"> getTimerReference()</text:span><text:span text:style-name="T153">-&gt;</text:span><text:span text:style-name="T151">isAlive)</text:span></text:p><text:p><text:span text:style-name="T151"><text:s text:c="8"/></text:span><text:span text:style-name="T151">{</text:span></text:p><text:p><text:span text:style-name="T151"><text:s text:c="12"/></text:span><text:span text:style-name="T151">timeout(getTimerReference(), AT_TIMEOUT_SHUTDOWN);</text:span></text:p><text:p><text:span text:style-name="T151"><text:s text:c="12"/></text:span><text:span text:style-name="T151">pthread_join(getTimerReference() </text:span><text:span text:style-name="T153">-&gt;</text:span><text:span text:style-name="T151">timerTid, </text:span><text:span text:style-name="T154">NULL</text:span><text:span text:style-name="T151">);</text:span></text:p><text:p><text:span text:style-name="T151"><text:s text:c="8"/></text:span><text:span text:style-name="T151">}</text:span></text:p><text:p><text:span text:style-name="T151"/></text:p><text:p><text:span text:style-name="T151"><text:s text:c="4"/></text:span><text:span text:style-name="T151">}</text:span></text:p><text:p><text:span text:style-name="T151"/></text:p><text:p><text:span text:style-name="T151"><text:s text:c="4"/></text:span><text:span text:style-name="T158">// ...</text:span></text:p><text:p><text:span text:style-name="T151">}</text:span></text:p><text:p><text:span text:style-name="T151"/></text:p></draw:text-box></draw:frame>Codice <text:sequence text:ref-name="refCodice2" text:name="Codice" text:formula="ooow:Codice+1" style:num-format="1">3</text:sequence>: È possibile interagire con il lanciatore inviandogli un'opportuna notifica tramite la procedura <text:span text:style-name="T5">notifyLauncher(), </text:span><text:span text:style-name="T77">che implementa le notifiche come segnali real-time. </text:span><text:span text:style-name="T80">M</text:span><text:span text:style-name="T76">ediante la chiamata di sistema </text:span><text:span text:style-name="T19">sigaction() </text:span><text:span text:style-name="T22">i</text:span><text:span text:style-name="T111">l lanciatore definisce un gestore di segnali </text:span><text:span text:style-name="T19">launcherSigHandler() </text:span><text:span text:style-name="T76">, </text:span><text:span text:style-name="T78">che deciderà quale azione intraprendere in base alla notifica ricevuta.</text:span></text:p></draw:text-box></draw:frame><text:soft-page-break/></text:p>
      <text:h text:style-name="Heading_20_3" text:outline-level="3"><text:bookmark-start text:name="__RefHeading___Toc3805_3901177512"/><text:soft-page-break/>Campionatore della Rete<text:bookmark-end text:name="__RefHeading___Toc3805_3901177512"/></text:h>
      <text:p text:style-name="P21">Il campionatore della rete è implementato con il pattern singleton. Esso memorizza le stime sui parametri prestazionali della rete calcolate mediante le campionature offerte dal resto del sistema. Qualunque chiamante può invocare una delle funzioni di <text:span text:style-name="T68">update()</text:span><text:span text:style-name="T5"> per poter aggiornare il valore delle stime passandogli come parametro una campionatura. Al momento, sono implementate stime su:</text:span></text:p>
      <text:list xml:id="list2913550912" text:style-name="L6">
        <text:list-item>
          <text:p text:style-name="P61">Round Trip Time, RTT;</text:p>
        </text:list-item>
        <text:list-item>
          <text:p text:style-name="P61">Devianza, DEV.</text:p>
        </text:list-item>
      </text:list>
      <text:p text:style-name="P22"><text:span text:style-name="T5">Qualunque parte del sistema può ottenere la stima corrente di un parametro di rete mediante la corrispondente </text:span><text:span text:style-name="T68">get().</text:span></text:p>
      <text:p text:style-name="P15">Le stime di RTT e DEV sono calcolate secondo la Media Mobile Pesata Esponenzialmente (EWMA) <text:span text:style-name="T124">(</text:span><text:span text:style-name="T124"><text:sequence-ref text:reference-format="category-and-value" text:ref-name="refCodice3">Codice 4</text:sequence-ref></text:span><text:span text:style-name="T124">)</text:span>.</text:p>
      <text:p text:style-name="P15"><draw:frame draw:style-name="fr1" draw:name="Cornice7" text:anchor-type="paragraph" svg:x="0.026cm" svg:y="0.459cm" svg:width="17.044cm" draw:z-index="12"><draw:text-box fo:min-height="10.34cm"><text:p text:style-name="Codice"><draw:frame text:anchor-type="paragraph" draw:z-index="13" draw:name="Forma7" draw:style-name="gr7" draw:text-style-name="P97" svg:width="17.04cm" svg:height="10.335cm" svg:x="0.002cm" svg:y="0cm"><draw:text-box><text:p><text:span text:style-name="T150">double</text:span><text:span text:style-name="T151"> </text:span><text:span text:style-name="T152">calcSampleDeviance</text:span><text:span text:style-name="T151">(</text:span><text:span text:style-name="T150">int</text:span><text:span text:style-name="T151"> estimated, </text:span><text:span text:style-name="T150">int</text:span><text:span text:style-name="T151"> sample){</text:span></text:p><text:p><text:span text:style-name="T151"/></text:p><text:p><text:span text:style-name="T151"><text:s text:c="4"/></text:span><text:span text:style-name="T154">return</text:span><text:span text:style-name="T151"> abs(sample </text:span><text:span text:style-name="T153">-</text:span><text:span text:style-name="T151"> estimated);</text:span></text:p><text:p><text:span text:style-name="T151">}</text:span></text:p><text:p><text:span text:style-name="T151"/></text:p><text:p><text:span text:style-name="T150">void</text:span><text:span text:style-name="T151"> </text:span><text:span text:style-name="T152">updateWithEWMA</text:span><text:span text:style-name="T151">(</text:span><text:span text:style-name="T154">struct</text:span><text:span text:style-name="T151"> timespec </text:span><text:span text:style-name="T153">*</text:span><text:span text:style-name="T151">toUpdate, </text:span><text:span text:style-name="T154">struct</text:span><text:span text:style-name="T151"> timespec sample, </text:span><text:span text:style-name="T150">double</text:span><text:span text:style-name="T151"> weightDecreaseDegree){</text:span></text:p><text:p><text:span text:style-name="T151"/></text:p><text:p><text:span text:style-name="T151"><text:s text:c="4"/></text:span><text:span text:style-name="T151">toUpdate </text:span><text:span text:style-name="T153">-&gt;</text:span><text:span text:style-name="T151">tv_sec </text:span><text:span text:style-name="T153">=</text:span><text:span text:style-name="T151"> round(calcEWMA(toUpdate </text:span><text:span text:style-name="T153">-&gt;</text:span><text:span text:style-name="T151">tv_sec, sample.tv_sec, weightDecreaseDegree));</text:span></text:p><text:p><text:span text:style-name="T151"><text:s text:c="4"/></text:span><text:span text:style-name="T151">toUpdate </text:span><text:span text:style-name="T153">-&gt;</text:span><text:span text:style-name="T151">tv_nsec </text:span><text:span text:style-name="T153">=</text:span><text:span text:style-name="T151"> round(calcEWMA(toUpdate </text:span><text:span text:style-name="T153">-&gt;</text:span><text:span text:style-name="T151">tv_nsec, sample.tv_nsec, weightDecreaseDegree));</text:span></text:p><text:p><text:span text:style-name="T151">}</text:span></text:p><text:p><text:span text:style-name="T151"/></text:p><text:p><text:span text:style-name="T150">void</text:span><text:span text:style-name="T151"> </text:span><text:span text:style-name="T152">updateEstimatedRtt</text:span><text:span text:style-name="T151">(</text:span><text:span text:style-name="T154">struct</text:span><text:span text:style-name="T151"> timespec sampleRtt){</text:span></text:p><text:p><text:span text:style-name="T151"/></text:p><text:p><text:span text:style-name="T151"><text:s text:c="4"/></text:span><text:span text:style-name="T158">// current implementation uses EWMA to update rtt and deviance</text:span></text:p><text:p><text:span text:style-name="T151"><text:s text:c="4"/></text:span></text:p><text:p><text:span text:style-name="T151"><text:s text:c="4"/></text:span><text:span text:style-name="T158">// updates estimated rtt</text:span></text:p><text:p><text:span text:style-name="T151"><text:s text:c="4"/></text:span><text:span text:style-name="T151">updateWithEWMA(</text:span><text:span text:style-name="T153">&amp;</text:span><text:span text:style-name="T151">(getNetworkParamsReference() </text:span><text:span text:style-name="T153">-&gt;</text:span><text:span text:style-name="T151">estimatedRtt), sampleRtt, ALPHA);</text:span></text:p><text:p><text:span text:style-name="T151"/></text:p><text:p><text:span text:style-name="T151"><text:s text:c="4"/></text:span><text:span text:style-name="T158">// calcs deviance and updates devRtt</text:span></text:p><text:p><text:span text:style-name="T151"><text:s text:c="4"/></text:span><text:span text:style-name="T154">struct</text:span><text:span text:style-name="T151"> timespec devRttSample </text:span><text:span text:style-name="T153">=</text:span><text:span text:style-name="T151"> {</text:span><text:span text:style-name="T153">0</text:span><text:span text:style-name="T151">};</text:span></text:p><text:p><text:span text:style-name="T151"><text:s text:c="4"/></text:span><text:span text:style-name="T151">devRttSample.tv_sec </text:span><text:span text:style-name="T153">=</text:span><text:span text:style-name="T151"> calcSampleDeviance(sampleRtt.tv_sec, getNetworkParamsReference() </text:span><text:span text:style-name="T153">-&gt;</text:span><text:span text:style-name="T151">estimatedRtt.tv_sec);</text:span></text:p><text:p><text:span text:style-name="T151"><text:s text:c="4"/></text:span><text:span text:style-name="T151">devRttSample.tv_nsec </text:span><text:span text:style-name="T153">=</text:span><text:span text:style-name="T151"> calcSampleDeviance(sampleRtt.tv_nsec, getNetworkParamsReference() </text:span><text:span text:style-name="T153">-&gt;</text:span><text:span text:style-name="T151">estimatedRtt.tv_nsec);</text:span></text:p><text:p><text:span text:style-name="T151"><text:s text:c="4"/></text:span><text:span text:style-name="T151">updateWithEWMA(</text:span><text:span text:style-name="T153">&amp;</text:span><text:span text:style-name="T151">(getNetworkParamsReference() </text:span><text:span text:style-name="T153">-&gt;</text:span><text:span text:style-name="T151">devRtt), devRttSample, BETA);</text:span></text:p><text:p><text:span text:style-name="T151"/></text:p><text:p><text:span text:style-name="T151"><text:s text:c="4"/></text:span><text:span text:style-name="T158">// ...</text:span></text:p><text:p><text:span text:style-name="T151"/></text:p><text:p><text:span text:style-name="T151">}</text:span></text:p></draw:text-box></draw:frame>Codice <text:sequence text:ref-name="refCodice3" text:name="Codice" text:formula="ooow:Codice+1" style:num-format="1">4</text:sequence>: Algoritmo per il calcolo delle stime di RTT e <text:span text:style-name="T123">sua devianza.</text:span></text:p></draw:text-box></draw:frame></text:p>
      <text:h text:style-name="Heading_20_3" text:outline-level="3"><text:bookmark-start text:name="__RefHeading___Toc3807_3901177512"/>Sveglie<text:bookmark-end text:name="__RefHeading___Toc3807_3901177512"/></text:h>
      <text:p text:style-name="P24">Una <text:span text:style-name="T121">S</text:span>veglia è composta da:</text:p>
      <text:list xml:id="list1334770267" text:style-name="L7">
        <text:list-item>
          <text:p text:style-name="P85">Una struttura, che mantiene dati utili della sveglia <text:span text:style-name="T120">(</text:span><text:span text:style-name="T120"><text:sequence-ref text:reference-format="category-and-value" text:ref-name="refCodice4">Codice 5</text:sequence-ref></text:span><text:span text:style-name="T120">)</text:span>;</text:p>
        </text:list-item>
        <text:list-item>
          <text:p text:style-name="P85">Un thread <text:span text:style-name="T120">Timer</text:span>, che attivamente implementa lo scorrere della sveglia fino al suo suono.</text:p>
        </text:list-item>
      </text:list>
      <text:p text:style-name="P25">Una sveglia viene accesa con la funzione <text:span text:style-name="T68">startTimer()</text:span><text:span text:style-name="T5">, che richiede di specificare tra le altre cose:</text:span></text:p>
      <text:list xml:id="list604234259" text:style-name="L8">
        <text:list-item>
          <text:p text:style-name="P82"><text:span text:style-name="T48">Una direttiva (</text:span><text:span text:style-name="T84">AtTimeout), </text:span><text:span text:style-name="T48">che istruisce la sveglia a come comportarsi se viene raggiunto <text:s/>il timeout.</text:span></text:p>
        </text:list-item>
        <text:list-item>
          <text:p text:style-name="P86"><text:soft-page-break/><text:span text:style-name="T5">Una funzione (</text:span><text:span text:style-name="T68">ring())</text:span><text:span text:style-name="T5">, che descrive cosa deve fare la sveglia al </text:span><text:span text:style-name="T50">suo</text:span><text:span text:style-name="T5"> </text:span><text:span text:style-name="T50">squillo</text:span><text:span text:style-name="T49">.</text:span></text:p>
        </text:list-item>
      </text:list>
      <text:p text:style-name="P26"><text:span text:style-name="T49">U</text:span><text:span text:style-name="T5">na volta accesa la sveglia, il suo Timer esegue </text:span><text:span text:style-name="T53">ciclicamente</text:span><text:span text:style-name="T5"> le seguenti operazioni;</text:span></text:p>
      <text:list xml:id="list1290334089" text:style-name="L9">
        <text:list-item>
          <text:p text:style-name="P62">Calcolo dell’intervallo di tempo da attendere prima di andare in timeout;</text:p>
        </text:list-item>
        <text:list-item>
          <text:p text:style-name="P62">Attesa del timeout;</text:p>
        </text:list-item>
        <text:list-item>
          <text:p text:style-name="P62">Esecuzione comportamento specificato dalla direttiva.</text:p>
        </text:list-item>
      </text:list>
      <text:p text:style-name="P45">È <text:span text:style-name="T122">possibile mandare in timeout la sveglia prima del suo tempo con la funzione </text:span><text:span text:style-name="T85">timeout()</text:span><text:span text:style-name="T51">, specificando facoltativamente una nuova direttiva.</text:span></text:p>
      <text:p text:style-name="P43"><text:span text:style-name="T5">Con questo modello è possibile costruire sveglie controllandone il comportamento ad un livello molto fine. Ad esempio, è possibile costruire una sveglia che al timeout invii una notifica al Lanciatore per scatenare una ritrasmissione di un pacchetto in volo. Tuttavia, se viene ricevuto il corrispondente ACK, è possibile mandare in timeout </text:span><text:span text:style-name="T52">tale sveglia istruendole di non notificare il launcher per questa volta, e di ripartire. Quando la sveglia suonerà una seconda volta, se la sua direttiva nel frattempo non è cambiata allora il launcher verrà notificato.</text:span></text:p>
      <text:p text:style-name="P44"><text:span text:style-name="T5">L’attesa del timeout può essere costante o adattativa. Nel secondo caso, il valore costante del primo caso è usato come valore iniziale. </text:span><text:span text:style-name="T54">I valori successivi sono calcolati ispirandosi al metodo usato nel protocollo TCP, assumendo una distribuzione normale dei ritardi </text:span><text:span text:style-name="T55">(</text:span><text:span text:style-name="T55"><text:sequence-ref text:reference-format="category-and-value" text:ref-name="refCodice5">Codice 6</text:sequence-ref></text:span><text:span text:style-name="T55">)</text:span><text:span text:style-name="T54">.</text:span></text:p>
      <text:p text:style-name="P23"><draw:frame draw:style-name="fr1" draw:name="Cornice5" text:anchor-type="paragraph" svg:x="-0.291cm" svg:y="-0.307cm" svg:width="17.508cm" draw:z-index="8"><draw:text-box fo:min-height="15.933cm"><text:p text:style-name="Codice"><draw:frame text:anchor-type="paragraph" draw:z-index="9" draw:name="Forma5" draw:style-name="gr9" draw:text-style-name="P97" svg:width="17.504cm" svg:height="15.929cm" svg:x="0.002cm" svg:y="0cm"><draw:text-box><text:p><text:span text:style-name="T158">// Describes what the timer has to do when it timeouts</text:span></text:p><text:p><text:span text:style-name="T154">typedef</text:span><text:span text:style-name="T151"> </text:span><text:span text:style-name="T154">enum</text:span><text:span text:style-name="T151"> atTimeout{</text:span></text:p><text:p><text:span text:style-name="T151"/></text:p><text:p><text:span text:style-name="T151"><text:s text:c="4"/></text:span><text:span text:style-name="T151">AT_TIMEOUT_RING_THEN_RESTART, <text:s text:c="9"/></text:span><text:span text:style-name="T158">// timer shall ring at timeout and restart</text:span></text:p><text:p><text:span text:style-name="T151"><text:s text:c="4"/></text:span><text:span text:style-name="T151">AT_TIMEOUT_RING_THEN_SHUTDOWN, <text:s text:c="8"/></text:span><text:span text:style-name="T158">// timer shall ring at timeout, will flag itself as not alive and exit</text:span></text:p><text:p><text:span text:style-name="T151"><text:s text:c="4"/></text:span><text:span text:style-name="T151">AT_TIMEOUT_RESTART, <text:s text:c="19"/></text:span><text:span text:style-name="T158">// timer shall not ring and will immediatly restart with atTimeout = AT_TIMEOUT_RING_THEN_RESTART <text:s/></text:span></text:p><text:p><text:span text:style-name="T151"><text:s text:c="4"/></text:span><text:span text:style-name="T151">AT_TIMEOUT_SHUTDOWN, <text:s text:c="18"/></text:span><text:span text:style-name="T158">// timer shall not ring, will flag itself as not alive and exit</text:span></text:p><text:p><text:span text:style-name="T151"/></text:p><text:p><text:span text:style-name="T151"><text:s text:c="4"/></text:span><text:span text:style-name="T151">NUM_OF_AT_TIMEOUT</text:span></text:p><text:p><text:span text:style-name="T151"/></text:p><text:p><text:span text:style-name="T151">} AtTimeout;</text:span></text:p><text:p><text:span text:style-name="T151"/></text:p><text:p><text:span text:style-name="T158">// Timer variables</text:span></text:p><text:p><text:span text:style-name="T154">typedef</text:span><text:span text:style-name="T151"> </text:span><text:span text:style-name="T154">struct</text:span><text:span text:style-name="T151"> timer{</text:span></text:p><text:p><text:span text:style-name="T151"/></text:p><text:p><text:span text:style-name="T151"><text:s text:c="4"/></text:span><text:span text:style-name="T151">pthread_t timerTid; <text:s text:c="16"/></text:span><text:span text:style-name="T158">// tid of timer thread</text:span></text:p><text:p><text:span text:style-name="T151"><text:s text:c="4"/></text:span><text:span text:style-name="T150">void</text:span><text:span text:style-name="T151"> (</text:span><text:span text:style-name="T153">*</text:span><text:span text:style-name="T151">ring)(</text:span><text:span text:style-name="T150">void</text:span><text:span text:style-name="T151">); <text:s text:c="16"/></text:span><text:span text:style-name="T158">// what the timer has to do when rings </text:span></text:p><text:p><text:span text:style-name="T151"><text:s text:c="4"/></text:span><text:span text:style-name="T150">bool</text:span><text:span text:style-name="T151"> isAlive; <text:s text:c="22"/></text:span><text:span text:style-name="T158">// true if timer thread is alive</text:span></text:p><text:p><text:span text:style-name="T151"><text:s text:c="4"/></text:span><text:span text:style-name="T151">AtTimeout atTimeout; <text:s text:c="15"/></text:span><text:span text:style-name="T158">// what the timer has to do at timeout</text:span></text:p><text:p><text:span text:style-name="T151"><text:s text:c="4"/></text:span><text:span text:style-name="T158">// ... <text:s text:c="3"/></text:span></text:p><text:p><text:span text:style-name="T151"/></text:p><text:p><text:span text:style-name="T151">} Timer;</text:span></text:p><text:p><text:span text:style-name="T151"/></text:p><text:p><text:span text:style-name="T158">// ...</text:span></text:p><text:p><text:span text:style-name="T151"/></text:p><text:p><text:span text:style-name="T158">/*</text:span></text:p><text:p><text:span text:style-name="T158">launches the timer thread with specified timeout action</text:span></text:p><text:p><text:span text:style-name="T158">@param self pointer to timer target</text:span></text:p><text:p><text:span text:style-name="T158">@param atTimeout what the timer has to do when it timeouts. &lt;= 0 defaults to AT_TIMEOUT_RING_THEN_RESTART</text:span></text:p><text:p><text:span text:style-name="T158">@param ring function called when the timer rings. Can be NULL </text:span></text:p><text:p><text:span text:style-name="T158">@return 0 if success, else -1</text:span></text:p><text:p><text:span text:style-name="T158">*/</text:span></text:p><text:p><text:span text:style-name="T150">int</text:span><text:span text:style-name="T151"> </text:span><text:span text:style-name="T152">startTimer</text:span><text:span text:style-name="T151">(Timer </text:span><text:span text:style-name="T153">*</text:span><text:span text:style-name="T151">self, AtTimeout atTimeout, </text:span><text:span text:style-name="T150">void</text:span><text:span text:style-name="T151"> (</text:span><text:span text:style-name="T153">*</text:span><text:span text:style-name="T151">ring) (</text:span><text:span text:style-name="T150">void</text:span><text:span text:style-name="T151">));</text:span></text:p><text:p><text:span text:style-name="T151"/></text:p><text:p><text:span text:style-name="T158">/*</text:span></text:p><text:p><text:span text:style-name="T158">Changes the timeout action and makes the timer go in timeout</text:span></text:p><text:p><text:span text:style-name="T158">@param self pointer to Timer target</text:span></text:p><text:p><text:span text:style-name="T158">@param atTimeout what the timer has to do when it timeouts. &lt; 0 if you don't want to change it</text:span></text:p><text:p><text:span text:style-name="T158">*/</text:span></text:p><text:p><text:span text:style-name="T150">void</text:span><text:span text:style-name="T151"> </text:span><text:span text:style-name="T152">timeout</text:span><text:span text:style-name="T151">(Timer </text:span><text:span text:style-name="T153">*</text:span><text:span text:style-name="T151">self, AtTimeout atTimeout);</text:span></text:p></draw:text-box></draw:frame>Codice <text:sequence text:ref-name="refCodice4" text:name="Codice" text:formula="ooow:Codice+1" style:num-format="1">5</text:sequence>: Interfaccia di una Sveglia. È <text:span text:style-name="T119">possibile immaginare la struttura </text:span><text:span text:style-name="T47">Timer</text:span><text:span text:style-name="T83"> come il modello dell’oggetto sveglia, mentre il thread implementa il meccanismo interno (ingranaggi, lancette, campana e martelletto, ...).</text:span></text:p></draw:text-box></draw:frame><text:soft-page-break/></text:p>
      <text:h text:style-name="P47" text:outline-level="1"><draw:frame draw:style-name="fr1" draw:name="Cornice6" text:anchor-type="paragraph" svg:x="0.106cm" svg:y="-0.256cm" svg:width="17.441cm" draw:z-index="10"><draw:text-box fo:min-height="16.397cm"><text:p text:style-name="Codice"><draw:frame text:anchor-type="paragraph" draw:z-index="11" draw:name="Forma6" draw:style-name="gr8" draw:text-style-name="P97" svg:width="17.437cm" svg:height="16.393cm" svg:x="0.002cm" svg:y="0cm"><draw:text-box><text:p><text:span text:style-name="T158">// coefficients used to calculate adaptive timeout according to probability distribution of event (rtt &lt; timeout)</text:span></text:p><text:p><text:span text:style-name="T154">typedef</text:span><text:span text:style-name="T151"> </text:span><text:span text:style-name="T154">enum</text:span><text:span text:style-name="T151"> probabilityDistributionCoefficient{</text:span></text:p><text:p><text:span text:style-name="T151"/></text:p><text:p><text:span text:style-name="T151"><text:s text:c="4"/></text:span><text:span text:style-name="T151">NORMAL_DISTRIBUTION </text:span><text:span text:style-name="T153">=</text:span><text:span text:style-name="T151"> </text:span><text:span text:style-name="T153">2</text:span><text:span text:style-name="T151">,</text:span></text:p><text:p><text:span text:style-name="T151"><text:s text:c="4"/></text:span><text:span text:style-name="T151">NUM_OF_PROBABILITY_DISTRIBUTIONS</text:span></text:p><text:p><text:span text:style-name="T151">} ProbabilityDistributionCoefficient;</text:span></text:p><text:p><text:span text:style-name="T151"/></text:p><text:p><text:span text:style-name="T150">double</text:span><text:span text:style-name="T151"> </text:span><text:span text:style-name="T152">calcAdaptiveTimeoutParam</text:span><text:span text:style-name="T151">(</text:span><text:span text:style-name="T150">double</text:span><text:span text:style-name="T151"> estimatedRttParam, </text:span><text:span text:style-name="T150">double</text:span><text:span text:style-name="T151"> devRttParam, ProbabilityDistributionCoefficient c){</text:span></text:p><text:p><text:span text:style-name="T151"/></text:p><text:p><text:span text:style-name="T151"><text:s text:c="4"/></text:span><text:span text:style-name="T154">return</text:span><text:span text:style-name="T151"> estimatedRttParam </text:span><text:span text:style-name="T153">+</text:span><text:span text:style-name="T151"> ((</text:span><text:span text:style-name="T153">2</text:span><text:span text:style-name="T151"> </text:span><text:span text:style-name="T153">*</text:span><text:span text:style-name="T151"> (</text:span><text:span text:style-name="T150">int</text:span><text:span text:style-name="T151">) c) </text:span><text:span text:style-name="T153">*</text:span><text:span text:style-name="T151"> devRttParam);</text:span></text:p><text:p><text:span text:style-name="T151">}</text:span></text:p><text:p><text:span text:style-name="T151"/></text:p><text:p><text:span text:style-name="T150">void</text:span><text:span text:style-name="T151"> </text:span><text:span text:style-name="T152">addToWait</text:span><text:span text:style-name="T151">(</text:span><text:span text:style-name="T154">struct</text:span><text:span text:style-name="T151"> timespec </text:span><text:span text:style-name="T153">*</text:span><text:span text:style-name="T151">timeout){</text:span></text:p><text:p><text:span text:style-name="T151"/></text:p><text:p><text:span text:style-name="T151"><text:s text:c="4"/></text:span><text:span text:style-name="T154">struct</text:span><text:span text:style-name="T151"> timespec estimatedRtt </text:span><text:span text:style-name="T153">=</text:span><text:span text:style-name="T151"> {</text:span><text:span text:style-name="T153">0</text:span><text:span text:style-name="T151">}, devRtt </text:span><text:span text:style-name="T153">=</text:span><text:span text:style-name="T151"> {</text:span><text:span text:style-name="T153">0</text:span><text:span text:style-name="T151">};</text:span></text:p><text:p><text:span text:style-name="T151"><text:s text:c="4"/></text:span><text:span text:style-name="T150">int</text:span><text:span text:style-name="T151"> toWait_sec, toWait_nsec;</text:span></text:p><text:p><text:span text:style-name="T151"/></text:p><text:p><text:span text:style-name="T159">#ifdef TIMEOUT_ADAPTIVE</text:span></text:p><text:p><text:span text:style-name="T151"><text:s text:c="4"/></text:span></text:p><text:p><text:span text:style-name="T151"><text:s text:c="4"/></text:span><text:span text:style-name="T158">// gets current rtt and deviance</text:span></text:p><text:p><text:span text:style-name="T151"><text:s text:c="4"/></text:span><text:span text:style-name="T151">pthread_mutex_lock(</text:span><text:span text:style-name="T153">&amp;</text:span><text:span text:style-name="T151">networkSamplerLock);</text:span></text:p><text:p><text:span text:style-name="T151"><text:s text:c="4"/></text:span><text:span text:style-name="T151">getEstimatedRtt(</text:span><text:span text:style-name="T153">&amp;</text:span><text:span text:style-name="T151">estimatedRtt);</text:span></text:p><text:p><text:span text:style-name="T151"><text:s text:c="4"/></text:span><text:span text:style-name="T151">getDevRtt(</text:span><text:span text:style-name="T153">&amp;</text:span><text:span text:style-name="T151">devRtt);</text:span></text:p><text:p><text:span text:style-name="T151"><text:s text:c="4"/></text:span><text:span text:style-name="T151">pthread_mutex_unlock(</text:span><text:span text:style-name="T153">&amp;</text:span><text:span text:style-name="T151">networkSamplerLock);</text:span></text:p><text:p><text:span text:style-name="T151"/></text:p><text:p><text:span text:style-name="T159">#endif </text:span><text:span text:style-name="T158">// TIMEOUT_ADAPTIVE</text:span></text:p><text:p><text:span text:style-name="T151"><text:s text:c="4"/></text:span></text:p><text:p><text:span text:style-name="T151"><text:s text:c="4"/></text:span><text:span text:style-name="T158">// calcs amount of time to wait for timeout</text:span></text:p><text:p><text:span text:style-name="T151"><text:s text:c="4"/></text:span><text:span text:style-name="T151">toWait_sec </text:span><text:span text:style-name="T153">=</text:span><text:span text:style-name="T151"> round(calcAdaptiveTimeoutParam(estimatedRtt.tv_sec, devRtt.tv_sec, NORMAL_DISTRIBUTION));</text:span></text:p><text:p><text:span text:style-name="T151"><text:s text:c="4"/></text:span><text:span text:style-name="T151">toWait_nsec </text:span><text:span text:style-name="T153">=</text:span><text:span text:style-name="T151"> round(calcAdaptiveTimeoutParam(estimatedRtt.tv_nsec, devRtt.tv_nsec, NORMAL_DISTRIBUTION));</text:span></text:p><text:p><text:span text:style-name="T151"><text:s text:c="4"/></text:span></text:p><text:p><text:span text:style-name="T151"><text:s text:c="4"/></text:span><text:span text:style-name="T158">// if rtt and deviance data are not available fallbacks to constant values</text:span></text:p><text:p><text:span text:style-name="T151"><text:s text:c="4"/></text:span><text:span text:style-name="T154">if</text:span><text:span text:style-name="T151"> (toWait_sec </text:span><text:span text:style-name="T153">==</text:span><text:span text:style-name="T151"> </text:span><text:span text:style-name="T153">0</text:span><text:span text:style-name="T151"> </text:span><text:span text:style-name="T153">&amp;&amp;</text:span><text:span text:style-name="T151"> toWait_nsec </text:span><text:span text:style-name="T153">==</text:span><text:span text:style-name="T151"> </text:span><text:span text:style-name="T153">0</text:span><text:span text:style-name="T151">){</text:span></text:p><text:p><text:span text:style-name="T151"><text:s text:c="8"/></text:span><text:span text:style-name="T151">toWait_sec </text:span><text:span text:style-name="T153">=</text:span><text:span text:style-name="T151"> TOWAIT_CONST_SECONDS;</text:span></text:p><text:p><text:span text:style-name="T151"><text:s text:c="8"/></text:span><text:span text:style-name="T151">toWait_nsec </text:span><text:span text:style-name="T153">=</text:span><text:span text:style-name="T151"> TOWAIT_CONST_NANOSECONDS;</text:span></text:p><text:p><text:span text:style-name="T151"><text:s text:c="4"/></text:span><text:span text:style-name="T151">}</text:span></text:p><text:p><text:span text:style-name="T151"/></text:p><text:p><text:span text:style-name="T151"><text:s text:c="4"/></text:span><text:span text:style-name="T158">// ...</text:span></text:p><text:p><text:span text:style-name="T151">}</text:span></text:p><text:p><text:span text:style-name="T151"/></text:p><text:p><text:span text:style-name="T158">// ...</text:span></text:p><text:p><text:span text:style-name="T158"/></text:p></draw:text-box></draw:frame>Codice <text:sequence text:ref-name="refCodice5" text:name="Codice" text:formula="ooow:Codice+1" style:num-format="1">6</text:sequence>: Algoritmo per il calcolo dell'attesa. Un meccanismo di scelta imposta il timeout come costante o adattativo a tempo di compilazione.</text:p></draw:text-box></draw:frame><text:soft-page-break/></text:h>
      <text:h text:style-name="Heading_20_3" text:outline-level="3"><text:bookmark-start text:name="__RefHeading___Toc3809_3901177512"/>Tabella di Riordino<text:bookmark-end text:name="__RefHeading___Toc3809_3901177512"/></text:h>
      <text:p text:style-name="P27">La tabella di riordino registra tutti i dati che il lanciatore necessita per inviare i pacchetti di un messaggio. È implementata come una <text:span text:style-name="T125">tabella hash</text:span>, le cui chiavi corrispondono <text:span text:style-name="T126">agli id</text:span> dei messaggi. Ogni entry della tabella mantiene <text:span text:style-name="T138">(</text:span><text:span text:style-name="T138"><text:sequence-ref text:reference-format="category-and-value" text:ref-name="refCodice6">Codice 7</text:sequence-ref></text:span><text:span text:style-name="T138">)</text:span>:</text:p>
      <text:list xml:id="list3152607491" text:style-name="L10">
        <text:list-item>
          <text:p text:style-name="P87">Il descrittore della socket su cui deve essere inviato il messaggio;</text:p>
        </text:list-item>
        <text:list-item>
          <text:p text:style-name="P88">L’indirizzo del destinatario;</text:p>
        </text:list-item>
        <text:list-item>
          <text:p text:style-name="P88">Lunghezza formato dell’indirizzo;</text:p>
        </text:list-item>
      </text:list>
      <text:p text:style-name="P28">Quando un messaggio deve essere inviato, viene creata e popolata la sua entry corrispondente nella tabella di riordino. Tale entry verrà acceduta dal lanciatore durante l’invio dei pacchetti di un messaggio. L’entry verrà rimossa dal lanciatore quando avrà ricevuto l’ACK dell’ultimo pacchetto di quel messaggio.</text:p>
      <text:p text:style-name="P28"><draw:frame draw:style-name="fr1" draw:name="Cornice9" text:anchor-type="paragraph" svg:x="0.092cm" svg:y="0.478cm" svg:width="16.893cm" draw:z-index="16"><draw:text-box fo:min-height="7.019cm"><text:p text:style-name="Codice"><draw:frame text:anchor-type="paragraph" draw:z-index="17" draw:name="Forma9" draw:style-name="gr5" draw:text-style-name="P97" svg:width="16.892cm" svg:height="6.416cm" svg:x="0cm" svg:y="0cm"><draw:text-box><text:p><text:span text:style-name="T158">// informations about a message are stored in a sorting entry</text:span></text:p><text:p><text:span text:style-name="T154">typedef</text:span><text:span text:style-name="T151"> </text:span><text:span text:style-name="T154">struct</text:span><text:span text:style-name="T151"> sortingEntry{</text:span></text:p><text:p><text:span text:style-name="T151"/></text:p><text:p><text:span text:style-name="T151"><text:s text:c="4"/></text:span><text:span text:style-name="T150">int</text:span><text:span text:style-name="T151"> sd; <text:s text:c="40"/></text:span><text:span text:style-name="T158">// socket descriptor that will be used by sendto and recvfrom <text:s text:c="3"/></text:span></text:p><text:p><text:span text:style-name="T151"><text:s text:c="4"/></text:span><text:span text:style-name="T154">struct</text:span><text:span text:style-name="T151"> sockaddr addr; <text:s text:c="25"/></text:span><text:span text:style-name="T158">// destination or sender address</text:span></text:p><text:p><text:span text:style-name="T151"><text:s text:c="4"/></text:span><text:span text:style-name="T150">socklen_t</text:span><text:span text:style-name="T151"> addrlen; <text:s text:c="29"/></text:span><text:span text:style-name="T158">// address length</text:span></text:p><text:p><text:span text:style-name="T151"><text:s text:c="4"/></text:span><text:span text:style-name="T150">void</text:span><text:span text:style-name="T151"> (</text:span><text:span text:style-name="T153">*</text:span><text:span text:style-name="T151">errorHandler)(</text:span><text:span text:style-name="T150">int</text:span><text:span text:style-name="T151"> errValue); <text:s text:c="12"/></text:span><text:span text:style-name="T158">// function called on a new thread if the send or receive of a message failed</text:span></text:p><text:p><text:span text:style-name="T151"/></text:p><text:p><text:span text:style-name="T151">} SortingEntry;</text:span></text:p><text:p><text:span text:style-name="T151"/></text:p><text:p><text:span text:style-name="T158">// this sorting table tracks useful informations corresponding to a message</text:span></text:p><text:p><text:span text:style-name="T154">typedef</text:span><text:span text:style-name="T151"> </text:span><text:span text:style-name="T154">struct</text:span><text:span text:style-name="T151"> sortingTable {</text:span></text:p><text:p><text:span text:style-name="T151"/></text:p><text:p><text:span text:style-name="T151"><text:s text:c="4"/></text:span><text:span text:style-name="T151">HashTable </text:span><text:span text:style-name="T153">*</text:span><text:span text:style-name="T151">table;</text:span></text:p><text:p><text:span text:style-name="T151"/></text:p><text:p><text:span text:style-name="T151">} SortingTable;</text:span></text:p></draw:text-box></draw:frame>Codice <text:sequence text:ref-name="refCodice6" text:name="Codice" text:formula="ooow:Codice+1" style:num-format="1">7</text:sequence>: Struttura di una tabella di riordino e delle sue entries</text:p></draw:text-box></draw:frame><text:soft-page-break/></text:p>
      <text:h text:style-name="Heading_20_3" text:outline-level="3"><text:bookmark-start text:name="__RefHeading___Toc3811_3901177512"/>Catturatore<text:bookmark-end text:name="__RefHeading___Toc3811_3901177512"/></text:h>
      <text:p text:style-name="P30">Il catturatore raccoglie gli strumenti <text:span text:style-name="T133">necessari per catturare i pacchetti in volo e ricostruire i messaggi da cui derivano. Un chiamante può usare la funzione </text:span><text:span text:style-name="T87">receiveMessageGBN()</text:span><text:span text:style-name="T56"> per mettersi in ascolto di pacchetti, che internamente usa il loop di ricezione </text:span><text:span text:style-name="T87">listenForData().</text:span></text:p>
      <text:p text:style-name="P16">La ricezione di un messaggio è implementata in un ciclo articolato in diverse fasi:</text:p>
      <text:list xml:id="list2942104009" text:style-name="L11">
        <text:list-item>
          <text:p text:style-name="P63">All’avvio, ci si pone in attesa di pacchetti;</text:p>
        </text:list-item>
        <text:list-item>
          <text:p text:style-name="P63">All’arrivo di un pacchetto, esso viene deserializzato <text:s/>per effettuare i seguenti controlli:</text:p>
          <text:list>
            <text:list-item>
              <text:p text:style-name="P63">Deve essere un pacchetto dati;</text:p>
            </text:list-item>
            <text:list-item>
              <text:p text:style-name="P63">Deve essere un pacchetto in ordine, ovvero:</text:p>
              <text:list>
                <text:list-item>
                  <text:p text:style-name="P63">Il suo indice deve corrispondere con l’indice dell’ultimo ACK inviato, oppure:</text:p>
                </text:list-item>
                <text:list-item>
                  <text:p text:style-name="P64">Non sono stati inviati ACK dall’inizio della ricezione, e il pacchetto ricevuto è il primo del suo messaggio. <text:span text:style-name="T134">In questo caso:</text:span></text:p>
                  <text:list>
                    <text:list-item>
                      <text:p text:style-name="P83"><text:span text:style-name="T57">viene connessa la socket di ricezione dei pacchetti all’indirizzo del mittente, in modo da scartare pacchetti di altri mittenti ed evitare che si mischino tra di loro. </text:span><text:span text:style-name="T58">La socket verrà sconnessa al termine della ricezione</text:span><text:span text:style-name="T57">;</text:span></text:p>
                    </text:list-item>
                    <text:list-item>
                      <text:p text:style-name="P89"><text:span text:style-name="T57">V</text:span><text:span text:style-name="T5">iene creata una nuova socket per l’invio degli ACK e viene costruito l’indirizzo a cui inviarli usando il numero di porta specificato nel pacchetto. </text:span><text:span text:style-name="T59">Tale socket verrà chiusa al termine della ricezione.</text:span></text:p>
                    </text:list-item>
                  </text:list>
                </text:list-item>
              </text:list>
            </text:list-item>
          </text:list>
        </text:list-item>
        <text:list-item>
          <text:p text:style-name="P65">Vengono estratti i dati dal pacchetto e memorizzati in un buffer, insieme ai dati dei pacchetti ricevuti in precedenza in ordine, <text:span text:style-name="T136">ricostruendo così il messaggio originale. </text:span><text:span text:style-name="T137">Il buffer è ridimensionato dinamicamente mano a mano che vengono aggiunti nuovi dati</text:span>;</text:p>
        </text:list-item>
        <text:list-item>
          <text:p text:style-name="P66">Viene aggiornato l’indice del prossimo pacchetto atteso, tenendo conto della dimensione della batteria del mittente, scritta nel pacchetto stesso;</text:p>
        </text:list-item>
        <text:list-item>
          <text:p text:style-name="P67"><text:soft-page-break/>Viene costruito un ACK con indice pari a quello del prossimo pacchetto atteso, che viene inviato al mittente previa serializzazione utilizzando indirizzo e socket preparati in precedenza;</text:p>
        </text:list-item>
        <text:list-item>
          <text:p text:style-name="P68">Riconsegna il buffer <text:span text:style-name="T135">contenente </text:span>il messaggio ricostruito al chiamante se il pacchetto ricevuto era l’ultimo pacchetto di quel messaggio, altrimenti ricomincia l’ascolto.</text:p>
        </text:list-item>
      </text:list>
      <text:p text:style-name="P31"><text:span text:style-name="T56">L</text:span><text:span text:style-name="T5">a ricezione, a differenza dell’invio, è bloccante per il chiamante. Non è stato ritenuto necessario implementare asincronia in questo caso d’uso in quanto spesso, quando ci si aspetta di ricevere un messaggio, si ricade in uno dei seguenti casi:</text:span></text:p>
      <text:list xml:id="list641673323" text:style-name="L12">
        <text:list-item>
          <text:p text:style-name="P69">Si è in attesa di istruzioni da parte di un chiamante remoto. In questo caso non possiamo fare altro che aspettare tali istruzioni;</text:p>
        </text:list-item>
        <text:list-item>
          <text:p text:style-name="P69">Si è in attesa di dati necessari per poter svolgere qualche operazione. Per poter proseguire con il proprio lavoro, prima o poi ci si deve porre in attesa di tali dati.</text:p>
        </text:list-item>
      </text:list>
      <text:h text:style-name="Heading_20_3" text:outline-level="3"><text:bookmark-start text:name="__RefHeading___Toc3813_3901177512"/>Sabotatore<text:bookmark-end text:name="__RefHeading___Toc3813_3901177512"/></text:h>
      <text:p text:style-name="P29">Il Sabotatore è <text:span text:style-name="T131">un</text:span> componente <text:span text:style-name="T131">specifico di questa implementazione del </text:span><text:span text:style-name="T132">protocollo</text:span><text:span text:style-name="T131"> GBN </text:span>che decide quando un Posto di Lancio debba incepparsi, <text:span text:style-name="T128">simulando così eventi di perdita </text:span><text:span text:style-name="T129">di pacchetti in rete</text:span>. Tale decisione è presa casualmente, secondo un tasso definito a tempo di compilazione <text:span text:style-name="T138">(</text:span><text:span text:style-name="T138"><text:sequence-ref text:reference-format="category-and-value" text:ref-name="refCodice7">Codice 8</text:sequence-ref></text:span><text:span text:style-name="T138">)</text:span>. <text:span text:style-name="T127">Prima di poter lanciare un pacchetto in un posto di lancio, deve essere interrogato il Sabotatore </text:span><text:span text:style-name="T130">mediante l’invocazione di </text:span><text:span text:style-name="T86">isJammed() </text:span><text:span text:style-name="T127">per decidere se il pacchetto verrà effettivamente inviato in rete. Dal punto di vista del mittente, il pacchetto risulterà comunque lanciato a prescindere dall’esito dell’interrogazione.</text:span></text:p>
      <text:p text:style-name="P29"><draw:frame draw:style-name="fr1" draw:name="Cornice8" text:anchor-type="paragraph" svg:x="0.123cm" svg:y="0.349cm" svg:width="16.88cm" draw:z-index="14"><draw:text-box fo:min-height="3.926cm"><text:p text:style-name="Codice"><draw:frame text:anchor-type="paragraph" draw:z-index="15" draw:name="Forma8" draw:style-name="gr6" draw:text-style-name="P97" svg:width="16.876cm" svg:height="3.922cm" svg:x="0.002cm" svg:y="0cm"><draw:text-box><text:p><text:span text:style-name="T159">#define JAM_RATE 50 </text:span><text:span text:style-name="T158">// percentage</text:span></text:p><text:p><text:span text:style-name="T151"/></text:p><text:p><text:span text:style-name="T150">bool</text:span><text:span text:style-name="T151"> </text:span><text:span text:style-name="T152">isJammed</text:span><text:span text:style-name="T151">(){</text:span></text:p><text:p><text:span text:style-name="T151"/></text:p><text:p><text:span text:style-name="T151"><text:s text:c="4"/></text:span><text:span text:style-name="T158">// ...</text:span></text:p><text:p><text:span text:style-name="T151"><text:s text:c="4"/></text:span></text:p><text:p><text:span text:style-name="T151"><text:s text:c="4"/></text:span><text:span text:style-name="T150">int</text:span><text:span text:style-name="T151"> r </text:span><text:span text:style-name="T153">=</text:span><text:span text:style-name="T151"> rand() </text:span><text:span text:style-name="T153">%</text:span><text:span text:style-name="T151"> </text:span><text:span text:style-name="T153">100</text:span><text:span text:style-name="T151">;</text:span></text:p><text:p><text:span text:style-name="T151"><text:s text:c="4"/></text:span><text:span text:style-name="T150">bool</text:span><text:span text:style-name="T151"> res </text:span><text:span text:style-name="T153">=</text:span><text:span text:style-name="T151"> r </text:span><text:span text:style-name="T153">&lt;</text:span><text:span text:style-name="T151"> JAM_RATE;</text:span></text:p><text:p><text:span text:style-name="T151"><text:s text:c="4"/></text:span><text:span text:style-name="T154">return</text:span><text:span text:style-name="T151"> res;</text:span></text:p><text:p><text:span text:style-name="T151"/></text:p><text:p><text:span text:style-name="T151">}</text:span></text:p></draw:text-box></draw:frame>Codice <text:sequence text:ref-name="refCodice7" text:name="Codice" text:formula="ooow:Codice+1" style:num-format="1">8</text:sequence>: Algoritmo di decisione del Sabotatore. Dato che la "casualità vera" non è una priorità, è stato adottato un approccio molto semplice e sufficientemente efficace.</text:p></draw:text-box></draw:frame></text:p>
      <text:h text:style-name="Heading_20_2" text:outline-level="2"><text:bookmark-start text:name="__RefHeading___Toc210_2040814297"/>DMProtocol<text:bookmark-end text:name="__RefHeading___Toc210_2040814297"/></text:h>
      <text:p text:style-name="P32">Il DMProtocol <text:span text:style-name="T143">definisce</text:span>:</text:p>
      <text:list xml:id="list2631705095" text:style-name="L13">
        <text:list-item>
          <text:p text:style-name="P90">Un modello di <text:span text:style-name="T145">m</text:span>essaggio <text:span text:style-name="T145">(</text:span><text:span text:style-name="T92">Message</text:span><text:span text:style-name="T145">) </text:span>che viene incontro alle esigenze dettate dal dominio del problema <text:span text:style-name="T149">(</text:span><text:span text:style-name="T149"><text:sequence-ref text:reference-format="category-and-value" text:ref-name="refCodice8">Codice 9</text:sequence-ref></text:span><text:span text:style-name="T149">)</text:span>;</text:p>
        </text:list-item>
      </text:list>
      <text:list xml:id="list218970940" text:style-name="L14">
        <text:list-item>
          <text:p text:style-name="P84"><text:span text:style-name="T144">Scambio di messaggi</text:span><text:span text:style-name="T138"> </text:span><text:span text:style-name="T139">(</text:span><text:span text:style-name="T88">sendMessageDMProtocol(), receiveMessageDMProtocol()</text:span><text:span text:style-name="T89">)</text:span><text:span text:style-name="T138">;</text:span></text:p>
        </text:list-item>
        <text:list-item>
          <text:p text:style-name="P91"><text:span text:style-name="T146">Scambio di i</text:span>nteri file <text:span text:style-name="T140">(</text:span><text:span text:style-name="T90">sendFileDMProtocol(), receiveFileDMProtocol()</text:span><text:span text:style-name="T140">)</text:span>. <text:span text:style-name="T141">In questo modo, si incentiva il riuso tra Client e Server della logica per inviare e ricevere dati senza che vengano implementate due volte, una per ogni endpoint, </text:span><text:span text:style-name="T142">oltre a garantire che entrambi adempino ai vincoli imposti dal protocollo durante la compilazione.</text:span></text:p>
        </text:list-item>
        <text:list-item>
          <text:p text:style-name="P92"><text:soft-page-break/>Un indirizzo di default per il server, usato per l’operazione di handshake;</text:p>
        </text:list-item>
        <text:list-item>
          <text:p text:style-name="P92">Le operazioni <text:span text:style-name="T68">(DmProtocol_command) </text:span><text:span text:style-name="T62">che un client può richiedere al server </text:span><text:span text:style-name="T63">(</text:span><text:span text:style-name="T63"><text:sequence-ref text:reference-format="category-and-value" text:ref-name="refCodice9">Codice 10</text:sequence-ref></text:span><text:span text:style-name="T63">)</text:span><text:span text:style-name="T62">;</text:span></text:p>
        </text:list-item>
        <text:list-item>
          <text:p text:style-name="P93"><text:span text:style-name="T62">U</text:span><text:span text:style-name="T5">n set di statuses</text:span><text:span text:style-name="T68"> (OpStatus) </text:span><text:span text:style-name="T5">in cui possono riversare le operazioni dopo che sono state eseguite sul server </text:span><text:span text:style-name="T63">(</text:span><text:span text:style-name="T63"><text:sequence-ref text:reference-format="category-and-value" text:ref-name="refCodice10">Codice 11</text:sequence-ref></text:span><text:span text:style-name="T63">)</text:span><text:span text:style-name="T5">.</text:span></text:p>
        </text:list-item>
      </text:list>
      <text:p text:style-name="P33">Se <text:span text:style-name="T147">un</text:span> file da scambiare presenta una grandezza che supera un limite predefinito, esso è inviato un pezzo alla volta <text:span text:style-name="T91">(</text:span><text:span text:style-name="T68">chunk). </text:span><text:span text:style-name="T60">Alla ricezione di un </text:span><text:span text:style-name="T61">pezzo</text:span><text:span text:style-name="T60">, il destinatario invia al mittente un messaggio di conferma, che il mittente deve ricevere prima di poter inviare il prossimo </text:span><text:span text:style-name="T61">pezzo</text:span><text:span text:style-name="T60">.</text:span></text:p>
      <text:p text:style-name="P70"><draw:frame draw:style-name="fr1" draw:name="Cornice10" text:anchor-type="paragraph" svg:x="0.046cm" svg:y="0.37cm" svg:width="16.865cm" draw:z-index="18"><draw:text-box fo:min-height="12.121cm"><text:p text:style-name="Codice"><draw:frame text:anchor-type="paragraph" draw:z-index="19" draw:name="Forma10" draw:style-name="gr4" draw:text-style-name="P97" svg:width="16.86cm" svg:height="12.117cm" svg:x="0.002cm" svg:y="0cm"><draw:text-box><text:p><text:span text:style-name="T158">//header of the message, needed for the serialization</text:span></text:p><text:p><text:span text:style-name="T154">typedef</text:span><text:span text:style-name="T151"> </text:span><text:span text:style-name="T154">struct</text:span><text:span text:style-name="T151"> message_header{</text:span></text:p><text:p><text:span text:style-name="T151"><text:s text:c="2"/></text:span></text:p><text:p><text:span text:style-name="T151"><text:s text:c="2"/></text:span><text:span text:style-name="T158">/*</text:span></text:p><text:p><text:span text:style-name="T158"><text:s text:c="6"/></text:span><text:span text:style-name="T158">Code meaning what operation the message is about.</text:span></text:p><text:p><text:span text:style-name="T158"><text:s text:c="6"/></text:span><text:span text:style-name="T158">Client sets command with the code of the operation that the server must execute.</text:span></text:p><text:p><text:span text:style-name="T158"><text:s text:c="6"/></text:span><text:span text:style-name="T158">Server sets command with the code of what operation the result is about.</text:span></text:p><text:p><text:span text:style-name="T158"><text:s text:c="2"/></text:span><text:span text:style-name="T158">*/</text:span></text:p><text:p><text:span text:style-name="T151"><text:s text:c="2"/></text:span><text:span text:style-name="T150">int</text:span><text:span text:style-name="T151"> command;</text:span></text:p><text:p><text:span text:style-name="T151"/></text:p><text:p><text:span text:style-name="T151"><text:s text:c="2"/></text:span><text:span text:style-name="T158">/*</text:span></text:p><text:p><text:span text:style-name="T158"><text:s text:c="6"/></text:span><text:span text:style-name="T158">Code set by server to tell if the client request has been fulfilled or not.</text:span></text:p><text:p><text:span text:style-name="T158"><text:s text:c="6"/></text:span><text:span text:style-name="T158">Status codes and their meaning shall be defined by operations.</text:span></text:p><text:p><text:span text:style-name="T158"><text:s text:c="2"/></text:span><text:span text:style-name="T158">*/</text:span></text:p><text:p><text:span text:style-name="T151"><text:s text:c="2"/></text:span><text:span text:style-name="T150">int</text:span><text:span text:style-name="T151"> status;</text:span></text:p><text:p><text:span text:style-name="T151"/></text:p><text:p><text:span text:style-name="T151"><text:s text:c="2"/></text:span><text:span text:style-name="T150">int</text:span><text:span text:style-name="T151"> payload_lentgh; <text:s text:c="4"/></text:span><text:span text:style-name="T158">// how many bytes is the payload</text:span></text:p><text:p><text:span text:style-name="T151"><text:s text:c="2"/></text:span><text:span text:style-name="T150">bool</text:span><text:span text:style-name="T151"> more; <text:s text:c="13"/></text:span><text:span text:style-name="T158">// true if further chunks of data must be expected in payloads of following messages </text:span></text:p><text:p><text:span text:style-name="T151"><text:s text:c="2"/></text:span></text:p><text:p><text:span text:style-name="T151">} MessageHeader;</text:span></text:p><text:p><text:span text:style-name="T151"/></text:p><text:p><text:span text:style-name="T158">//The basic info unit used on a message</text:span></text:p><text:p><text:span text:style-name="T154">typedef</text:span><text:span text:style-name="T151"> </text:span><text:span text:style-name="T154">struct</text:span><text:span text:style-name="T151"> message{</text:span></text:p><text:p><text:span text:style-name="T151"><text:s text:c="2"/></text:span><text:span text:style-name="T151">MessageHeader </text:span><text:span text:style-name="T153">*</text:span><text:span text:style-name="T151">message_header; <text:s text:c="5"/></text:span><text:span text:style-name="T158">// message metadata</text:span></text:p><text:p><text:span text:style-name="T151"><text:s text:c="2"/></text:span></text:p><text:p><text:span text:style-name="T151"><text:s text:c="2"/></text:span><text:span text:style-name="T158">/*</text:span></text:p><text:p><text:span text:style-name="T158"><text:s text:c="6"/></text:span><text:span text:style-name="T158">Message data.</text:span></text:p><text:p><text:span text:style-name="T158"><text:s text:c="6"/></text:span><text:span text:style-name="T158">Client sets payload as data needed by the server to perform requested operation.</text:span></text:p><text:p><text:span text:style-name="T158"><text:s text:c="6"/></text:span><text:span text:style-name="T158">Server sets payload with data describing errors if it couldn't perform the operation.</text:span></text:p><text:p><text:span text:style-name="T158"><text:s text:c="6"/></text:span><text:span text:style-name="T158">Such data and its format shall be defined by the status.</text:span></text:p><text:p><text:span text:style-name="T158"><text:s text:c="2"/></text:span><text:span text:style-name="T158">*/</text:span></text:p><text:p><text:span text:style-name="T151"><text:s text:c="2"/></text:span><text:span text:style-name="T150">void</text:span><text:span text:style-name="T151"> </text:span><text:span text:style-name="T153">*</text:span><text:span text:style-name="T151">payload;</text:span></text:p><text:p><text:span text:style-name="T151">} Message;</text:span></text:p></draw:text-box></draw:frame>Codice <text:sequence text:ref-name="refCodice8" text:name="Codice" text:formula="ooow:Codice+1" style:num-format="1">9</text:sequence>: Definizione di un Messaggio. <text:span text:style-name="T148">Nei commenti è spiegato come ogni campo è usato per poter permettere la comunicazione.</text:span></text:p></draw:text-box></draw:frame></text:p>
      <text:p text:style-name="P70"/>
      <text:h text:style-name="P49" text:outline-level="1"><draw:frame draw:style-name="fr1" draw:name="Cornice11" text:anchor-type="paragraph" svg:x="0.205cm" svg:y="0.549cm" svg:width="16.783cm" draw:z-index="20"><draw:text-box fo:min-height="14.256cm"><text:p text:style-name="Codice"><draw:frame text:anchor-type="paragraph" draw:z-index="21" draw:name="Forma11" draw:style-name="gr3" draw:text-style-name="P97" svg:width="16.782cm" svg:height="14.255cm" svg:x="0cm" svg:y="0cm"><draw:text-box><text:p><text:span text:style-name="T158">// all operations that server and client must support</text:span></text:p><text:p><text:span text:style-name="T154">typedef</text:span><text:span text:style-name="T151"> </text:span><text:span text:style-name="T154">enum</text:span><text:span text:style-name="T151"> dmProtocol_command{</text:span></text:p><text:p><text:span text:style-name="T151"><text:s text:c="2"/></text:span></text:p><text:p><text:span text:style-name="T151"><text:s text:c="2"/></text:span><text:span text:style-name="T158">/*</text:span></text:p><text:p><text:span text:style-name="T158"><text:s text:c="4"/></text:span><text:span text:style-name="T158">Newly created messages are initialized with 0 as the command value.</text:span></text:p><text:p><text:span text:style-name="T158"><text:s text:c="4"/></text:span><text:span text:style-name="T158">Command should be explicitely choosed by the requester, else an implicit and potentially wrong command code could be sent.</text:span></text:p><text:p><text:span text:style-name="T158"><text:s text:c="2"/></text:span><text:span text:style-name="T158">*/</text:span></text:p><text:p><text:span text:style-name="T151"><text:s text:c="2"/></text:span><text:span text:style-name="T151">UNSPECIFIED </text:span><text:span text:style-name="T153">=</text:span><text:span text:style-name="T151"> </text:span><text:span text:style-name="T153">0</text:span><text:span text:style-name="T151">,</text:span></text:p><text:p><text:span text:style-name="T151"><text:s text:c="2"/></text:span></text:p><text:p><text:span text:style-name="T151"><text:s text:c="2"/></text:span><text:span text:style-name="T158">/* <text:s/>Client sets payload with name of file to send.</text:span></text:p><text:p><text:span text:style-name="T158"><text:s text:c="6"/></text:span><text:span text:style-name="T158">Server responds with status OK if it can store the file successfully, else sets status with an error code and payload with an error message. Then it listens for incoming file data.</text:span></text:p><text:p><text:span text:style-name="T158"><text:s text:c="6"/></text:span><text:span text:style-name="T158">Client sends file data to server.</text:span></text:p><text:p><text:span text:style-name="T158"><text:s text:c="2"/></text:span><text:span text:style-name="T158">*/</text:span></text:p><text:p><text:span text:style-name="T151"><text:s text:c="2"/></text:span><text:span text:style-name="T151">PUT,</text:span></text:p><text:p><text:span text:style-name="T151"><text:s text:c="2"/></text:span></text:p><text:p><text:span text:style-name="T151"><text:s text:c="2"/></text:span><text:span text:style-name="T158">/* <text:s/>Client requests server to send file with the name specified in payload, then listens for server response.</text:span></text:p><text:p><text:span text:style-name="T158"><text:s text:c="6"/></text:span><text:span text:style-name="T158">Server responds with status OK if file exists and it proceeds to send file data, else sets status with an error code and sets payload with an error message. </text:span></text:p><text:p><text:span text:style-name="T158"/></text:p><text:p><text:span text:style-name="T158"><text:s text:c="2"/></text:span><text:span text:style-name="T158">*/</text:span></text:p><text:p><text:span text:style-name="T151"><text:s text:c="2"/></text:span><text:span text:style-name="T151">GET,</text:span></text:p><text:p><text:span text:style-name="T151"><text:s text:c="4"/></text:span></text:p><text:p><text:span text:style-name="T151"><text:s text:c="2"/></text:span><text:span text:style-name="T158">/* <text:s/>Client requests server to send file list of files currently stored in server, with the file names separated with the character specified in payload.</text:span></text:p><text:p><text:span text:style-name="T158"><text:s text:c="6"/></text:span><text:span text:style-name="T158">Server responds with status OK and fileList string in payload.</text:span></text:p><text:p><text:span text:style-name="T158"><text:s text:c="2"/></text:span><text:span text:style-name="T158">*/</text:span></text:p><text:p><text:span text:style-name="T151"><text:s text:c="2"/></text:span><text:span text:style-name="T151">LIST,</text:span></text:p><text:p><text:span text:style-name="T151"/></text:p><text:p><text:span text:style-name="T151"><text:s text:c="2"/></text:span><text:span text:style-name="T158">/* <text:s/>Client requests server to allocate resources to handle one client request.</text:span></text:p><text:p><text:span text:style-name="T158"><text:s text:c="6"/></text:span><text:span text:style-name="T158">Server responds with status OK and the port number where the client has to send its request in payload if it succesfully allocated resources to handle the client request, else sets status with an error code and payload with an error message.</text:span></text:p><text:p><text:span text:style-name="T158"><text:s text:c="2"/></text:span><text:span text:style-name="T158">*/</text:span><text:span text:style-name="T151"> <text:s text:c="14"/></text:span></text:p><text:p><text:span text:style-name="T151"><text:s text:c="2"/></text:span><text:span text:style-name="T151">HS,</text:span></text:p><text:p><text:span text:style-name="T151"/></text:p><text:p><text:span text:style-name="T151"><text:s text:c="2"/></text:span><text:span text:style-name="T151">COMMANDS_NUM</text:span></text:p><text:p><text:span text:style-name="T151">}DmProtocol_command;</text:span></text:p></draw:text-box></draw:frame>Codice <text:sequence text:ref-name="refCodice9" text:name="Codice" text:formula="ooow:Codice+1" style:num-format="1">10</text:sequence>: Definizione delle operazioni. Comportamento di clients e server durante esecuzione operazione è descritto nei commenti.</text:p></draw:text-box></draw:frame><text:soft-page-break/></text:h>
      <text:p text:style-name="P3"><draw:frame draw:style-name="fr1" draw:name="Cornice12" text:anchor-type="paragraph" svg:x="0cm" svg:y="0.062cm" svg:width="16.849cm" draw:z-index="22"><draw:text-box fo:min-height="5.352cm"><text:p text:style-name="Codice"><draw:frame text:anchor-type="paragraph" draw:z-index="23" draw:name="Forma12" draw:style-name="gr2" draw:text-style-name="P97" svg:width="16.844cm" svg:height="5.347cm" svg:x="0.002cm" svg:y="0cm"><draw:text-box><text:p><text:span text:style-name="T158">// code defining status of operation after it was performed on server. If status is an error, payload is set as a string describing the error, unless something different is specified in the status </text:span></text:p><text:p><text:span text:style-name="T154">typedef</text:span><text:span text:style-name="T151"> </text:span><text:span text:style-name="T154">enum</text:span><text:span text:style-name="T151"> opStatus{</text:span></text:p><text:p><text:span text:style-name="T151"><text:s text:c="2"/></text:span></text:p><text:p><text:span text:style-name="T151"><text:s text:c="2"/></text:span><text:span text:style-name="T151">OP_STATUS_E </text:span><text:span text:style-name="T153">=</text:span><text:span text:style-name="T151"> </text:span><text:span text:style-name="T153">-</text:span><text:span text:style-name="T151">INT_MAX, <text:s text:c="10"/></text:span><text:span text:style-name="T158">// Operation failed beacuse a generic error occurred. This should be used only for internal purposes. Always try to send to dest more meaningful errors</text:span></text:p><text:p><text:span text:style-name="T151"><text:s text:c="2"/></text:span><text:span text:style-name="T151">OP_STATUS_E_FILE_NOT_FOUND, <text:s text:c="6"/></text:span><text:span text:style-name="T158">// Op failed beacuse a file needed by the operation was not found</text:span></text:p><text:p><text:span text:style-name="T151"><text:s text:c="2"/></text:span><text:span text:style-name="T151">OP_STATUS_INCORRECT, <text:s text:c="13"/></text:span><text:span text:style-name="T158">// The operation request was done in a incorrect way</text:span></text:p><text:p><text:span text:style-name="T151"><text:s text:c="2"/></text:span><text:span text:style-name="T151">OP_STATUS_SENDFILE_FAILED, <text:s text:c="7"/></text:span><text:span text:style-name="T158">// The sendFileDMProtocol failed</text:span></text:p><text:p><text:span text:style-name="T151"><text:s text:c="2"/></text:span><text:span text:style-name="T151">OP_STATUS_RECIVEFILE_FAILED, <text:s text:c="5"/></text:span><text:span text:style-name="T158">//The recieveFileDMProtcol failed</text:span></text:p><text:p><text:span text:style-name="T151"><text:s text:c="2"/></text:span><text:span text:style-name="T151">OP_STATUS_SOCKETS_FULL , <text:s text:c="9"/></text:span><text:span text:style-name="T158">// There are no free sockets/process that can comunicate</text:span></text:p><text:p><text:span text:style-name="T151"><text:s text:c="2"/></text:span><text:span text:style-name="T151">OP_STATUS_OK </text:span><text:span text:style-name="T153">=</text:span><text:span text:style-name="T151"> </text:span><text:span text:style-name="T153">0</text:span><text:span text:style-name="T151"> <text:s text:c="16"/></text:span><text:span text:style-name="T158">// Operation was performed succesfully</text:span></text:p><text:p><text:span text:style-name="T151">} OpStatus;</text:span></text:p></draw:text-box></draw:frame>Codice <text:sequence text:ref-name="refCodice10" text:name="Codice" text:formula="ooow:Codice+1" style:num-format="1">11</text:sequence>: Set di statuses delle operazioni.</text:p></draw:text-box></draw:frame></text:p>
      <text:h text:style-name="Heading_20_2" text:outline-level="2"><text:bookmark-start text:name="__RefHeading___Toc169_2040814297"/>Client<text:bookmark-end text:name="__RefHeading___Toc169_2040814297"/></text:h>
      <text:p text:style-name="P2">Il client è costutito da un controller monolitico che implementa le seguenti funzionalità:</text:p>
      <text:list xml:id="list1817396757" text:style-name="L15">
        <text:list-item>
          <text:p text:style-name="P94"><text:soft-page-break/>Estrazione operazione desiderata e suoi argomenti dalla linea di comando <text:span text:style-name="T67">(</text:span><text:span text:style-name="T69">parseCommandName()</text:span><text:span text:style-name="T67">)</text:span>:</text:p>
        </text:list-item>
        <text:list-item>
          <text:p text:style-name="P94">Esecuzione operazione richiesta lato client, se implementata <text:span text:style-name="T93">(</text:span><text:span text:style-name="T70">doCommand</text:span><text:span text:style-name="T71">()</text:span><text:span text:style-name="T93">)</text:span>.</text:p>
        </text:list-item>
      </text:list>
      <text:p text:style-name="P2">È <text:span text:style-name="T65">presente un meccanismo di scelta che permette di selezionare l’implementazione correntemente assegnata all’operazione corrispondente, se presente. </text:span><text:span text:style-name="T66">Ciò permette di cambiare facilmente l’implementazione delle operazioni correntemente supportate, nonché di aggiungere facilmente nuove operazioni o rimuoverne di vecchie. </text:span><text:span text:style-name="T97">Tale meccansimo è implementato nella funzione</text:span><text:span text:style-name="T73"> doCommand()</text:span><text:span text:style-name="T6">, che chiama l’implementazione corrispondente passandole i parametri del chiamante </text:span><text:span text:style-name="T64">(</text:span><text:span text:style-name="T64"><text:sequence-ref text:reference-format="category-and-value" text:ref-name="refCodice11">Codice 12</text:sequence-ref></text:span><text:span text:style-name="T64">)</text:span><text:span text:style-name="T6">.</text:span><text:span text:style-name="T74"> </text:span><text:span text:style-name="T94">Le informazioni necessarie per poter eseguire la scelta sono generate nel momento in cui sono richieste </text:span><text:span text:style-name="T95">(</text:span><text:span text:style-name="T72">getCommandByName()</text:span><text:span text:style-name="T95">)</text:span><text:span text:style-name="T94">, e sono salvate in una tabella hash per successivi riferimenti.</text:span></text:p>
      <text:p text:style-name="P4">Tutte le implementazioni delle operazioni devono innanzitutto compiere un handshake con il server. <text:s/>Se questo ha successo, provvedono a costruire e inviare una richiesta con oggetto l’operazione desiderata e i suoi argomenti e la inviano al server. <text:span text:style-name="T98">In base alla risposta il client eseguirà il resto dell’operazione (ad esempio l’invio di un file) oppure informerà </text:span><text:span text:style-name="T99">l’utente</text:span><text:span text:style-name="T98"> di eventuali errori.</text:span></text:p>
      <text:p text:style-name="P1">Tutti i client<text:span text:style-name="T100">s</text:span> al lancio ricercano una porta disponibile tra le porte utente (&gt;= 1024) da poter usare durante tutto il ciclo di vita del processo. In questo modo, il server può rispondere ad un client senza dover aspettare che il client lo abbia contattato nuovamente , <text:span text:style-name="T1">supponendo che il client abbia già contattato il server almeno una volta (</text:span><text:a xlink:type="simple" xlink:href="https://github.com/Torkin1/IIW_UDP_GBN/issues/60" text:style-name="Internet_20_link" text:visited-style-name="Visited_20_Internet_20_Link"><text:span text:style-name="T1">#60</text:span></text:a><text:span text:style-name="T1">). </text:span><text:span text:style-name="T2">Questo implica l’utilizzo di una socket unica per tutte le comunicazioni che un client compie con un server. Tale socket è resa globale rispetto al client per facilitarne l’accesso e la consistenza nelle varie </text:span><text:span text:style-name="T3">sue </text:span><text:span text:style-name="T2">parti </text:span><text:span text:style-name="T4">(singleton pattern). </text:span><text:span text:style-name="T96">Anche l’indirizzo di default del Server, utilizzato per inviare richieste di handshake, è implementato come dato singleton accessibile globalmente. In questo modo, non è necessario passare tale indirizzo né la socket come parametri alle funzioni che li richiedono.</text:span></text:p>
      <text:p text:style-name="P1"><draw:frame draw:style-name="fr1" draw:name="Cornice13" text:anchor-type="paragraph" svg:x="0.046cm" svg:y="0.485cm" svg:width="16.91cm" draw:z-index="24"><draw:text-box fo:min-height="9.627cm"><text:p text:style-name="Codice"><draw:frame text:anchor-type="paragraph" draw:z-index="25" draw:name="Forma13" draw:style-name="gr1" draw:text-style-name="P97" svg:width="16.906cm" svg:height="9.623cm" svg:x="0.002cm" svg:y="0cm"><draw:text-box><text:p><text:span text:style-name="T150">int</text:span><text:span text:style-name="T151"> </text:span><text:span text:style-name="T152">doCommand</text:span><text:span text:style-name="T151">(DmProtocol_command toInvoke, </text:span><text:span text:style-name="T150">char</text:span><text:span text:style-name="T151"> </text:span><text:span text:style-name="T153">*</text:span><text:span text:style-name="T151">toInvokeArgs[]){</text:span></text:p><text:p><text:span text:style-name="T151"/></text:p><text:p><text:span text:style-name="T151"><text:tab/></text:span><text:span text:style-name="T154">switch</text:span><text:span text:style-name="T151"> (toInvoke){</text:span></text:p><text:p><text:span text:style-name="T151"><text:tab/></text:span><text:span text:style-name="T151"><text:tab/></text:span></text:p><text:p><text:span text:style-name="T151"><text:tab/></text:span><text:span text:style-name="T151"><text:tab/></text:span><text:span text:style-name="T154">case</text:span><text:span text:style-name="T151"> </text:span><text:span text:style-name="T155">PUT</text:span><text:span text:style-name="T151">: </text:span></text:p><text:p><text:span text:style-name="T151"><text:s text:c="12"/></text:span></text:p><text:p><text:span text:style-name="T151"><text:tab/></text:span><text:span text:style-name="T151"><text:tab/></text:span><text:span text:style-name="T151"><text:tab/></text:span><text:span text:style-name="T154">return</text:span><text:span text:style-name="T151"> doPut(toInvokeArgs[</text:span><text:span text:style-name="T153">0</text:span><text:span text:style-name="T151">]);</text:span></text:p><text:p><text:span text:style-name="T151"><text:s text:c="12"/></text:span><text:span text:style-name="T154">break</text:span><text:span text:style-name="T151">;</text:span></text:p><text:p><text:span text:style-name="T151"/></text:p><text:p><text:span text:style-name="T151"><text:s text:c="8"/></text:span><text:span text:style-name="T154">case</text:span><text:span text:style-name="T151"> </text:span><text:span text:style-name="T155">GET</text:span><text:span text:style-name="T151">:</text:span></text:p><text:p><text:span text:style-name="T151"><text:s text:c="12"/></text:span></text:p><text:p><text:span text:style-name="T151"><text:tab/></text:span><text:span text:style-name="T151"><text:tab/></text:span><text:span text:style-name="T151"><text:tab/></text:span><text:span text:style-name="T154">return</text:span><text:span text:style-name="T151"> doGet(toInvokeArgs[</text:span><text:span text:style-name="T153">0</text:span><text:span text:style-name="T151">]);</text:span></text:p><text:p><text:span text:style-name="T151"><text:tab/></text:span><text:span text:style-name="T151"><text:tab/></text:span><text:span text:style-name="T151"><text:tab/></text:span><text:span text:style-name="T154">break</text:span><text:span text:style-name="T151">;</text:span></text:p><text:p><text:span text:style-name="T151"/></text:p><text:p><text:span text:style-name="T151"><text:s text:c="8"/></text:span><text:span text:style-name="T154">case</text:span><text:span text:style-name="T151"> </text:span><text:span text:style-name="T155">LIST</text:span><text:span text:style-name="T151">:</text:span></text:p><text:p><text:span text:style-name="T151"><text:s text:c="12"/></text:span></text:p><text:p><text:span text:style-name="T151"><text:s text:c="12"/></text:span><text:span text:style-name="T154">return</text:span><text:span text:style-name="T151"> doList();</text:span></text:p><text:p><text:span text:style-name="T151"><text:tab/></text:span><text:span text:style-name="T151"><text:tab/></text:span><text:span text:style-name="T151"><text:tab/></text:span><text:span text:style-name="T154">break</text:span><text:span text:style-name="T151">;</text:span></text:p><text:p><text:span text:style-name="T151"/></text:p><text:p><text:span text:style-name="T151"><text:s text:c="8"/></text:span><text:span text:style-name="T154">default</text:span><text:span text:style-name="T153">:</text:span></text:p><text:p><text:span text:style-name="T151"><text:tab/></text:span><text:span text:style-name="T151"><text:tab/></text:span><text:span text:style-name="T151">logMsg(E, </text:span><text:span text:style-name="T156">"doCommand: unsupported operation with code: %d</text:span><text:span text:style-name="T157">\n</text:span><text:span text:style-name="T156">"</text:span><text:span text:style-name="T151">, toInvoke);</text:span></text:p><text:p><text:span text:style-name="T151"><text:tab/></text:span><text:span text:style-name="T151"><text:tab/></text:span><text:span text:style-name="T154">return</text:span><text:span text:style-name="T151"> </text:span><text:span text:style-name="T153">-1</text:span><text:span text:style-name="T151">;</text:span></text:p><text:p><text:span text:style-name="T151"><text:s text:c="4"/></text:span><text:span text:style-name="T151">}</text:span></text:p><text:p><text:span text:style-name="T151"/></text:p><text:p><text:span text:style-name="T151"><text:tab/></text:span><text:span text:style-name="T154">return</text:span><text:span text:style-name="T151"> </text:span><text:span text:style-name="T153">0</text:span><text:span text:style-name="T151">;</text:span><text:span text:style-name="T151"><text:tab/></text:span></text:p><text:p><text:span text:style-name="T151">}</text:span></text:p><text:p><text:span text:style-name="T151"/></text:p></draw:text-box></draw:frame>Codice <text:sequence text:ref-name="refCodice11" text:name="Codice" text:formula="ooow:Codice+1" style:num-format="1">12</text:sequence>: Meccanismo di scelta dell'implementazione dell'operazione desiderata nel client.</text:p></draw:text-box></draw:frame></text:p>
      <text:h text:style-name="Heading_20_2" text:outline-level="2"><text:bookmark-start text:name="__RefHeading___Toc171_2040814297"/><text:soft-page-break/>Server<text:bookmark-end text:name="__RefHeading___Toc171_2040814297"/></text:h>
      <text:p text:style-name="P5">Il Server si presen<text:span text:style-name="T101">t</text:span>a come un programma multiprocesso, in cui un processo padre <text:span text:style-name="T101">coordina il lavoro di diversi figli, </text:span><text:span text:style-name="T102">responsabili dell’effettiva servitura dei clients</text:span><text:span text:style-name="T101">.</text:span></text:p>
      <text:p text:style-name="P36">Al lancio, il padre prepara un array di strutture di Informazioni sui Processi (<text:span text:style-name="T68">p_i), </text:span><text:span text:style-name="T5">popolato con i dati necessari ai figli per poter servire i clients e con le strutture di sincronizzazione necessarie per la coordinazione tra i processi </text:span><text:span text:style-name="T17">(</text:span><text:span text:style-name="T17"><text:sequence-ref text:reference-format="category-and-value" text:ref-name="refCodice12">Codice 13</text:sequence-ref></text:span><text:span text:style-name="T17">)</text:span><text:span text:style-name="T5">. Successivamente, crea un numero di figli pari al numero massimo di clients servibili </text:span><text:span text:style-name="T7">concorrentemente, </text:span><text:span text:style-name="T8">facendo in modo che memorizzino un indice che corrisponda alla loro entry nell’array di informazioni sui processi. Dopodichè, si mette in attesa di richieste di handshakes </text:span><text:span text:style-name="T9">dietro la porta di default del server, definita nel DMProtocol. </text:span><text:span text:style-name="T10">All’arrivo di una richiesta di Handshake, il padre provvederà a scorrere l’array di informazioni sui processi cercando di ottenere il lock su uno di essi. Se riesce a ottenere un lock su un processo, </text:span><text:span text:style-name="T12">invierà </text:span><text:span text:style-name="T10">una risposta di handshake in cui specificherà la porta dietro alla quale sta ascoltando il processo figlio a cui corrisponde quel lock</text:span><text:span text:style-name="T11">, altrimenti provvederà a informare il client che al momento non è possibile per il server processare la sua richiesta.</text:span></text:p>
      <text:p text:style-name="P35"><text:span text:style-name="T11">Alla nascita, ogni processo si pone in ascolto dietro alla porta a lui assegnata, scritta nella sua entry corrispondente nell’array delle informazioni sui processi. Quando </text:span><text:span text:style-name="T13">un figlio </text:span><text:span text:style-name="T11">riceve una richiesta da un client, </text:span><text:span text:style-name="T13">esso ottiene il proprio lock segnalando che è indaffarato a servire un client.</text:span><text:span text:style-name="T11"> <text:s/></text:span><text:span text:style-name="T14">In seguito, u</text:span><text:span text:style-name="T11">n meccanismo di scelta esegue l’implementazione corrispondente all’operazione in oggetto. </text:span><text:span text:style-name="T13">Al termine, viene inviata una risposta al client riguardo l’esito dell’operazione. </text:span><text:span text:style-name="T15">Infine, rilascia il proprio lock e si ripone in ascolto di richieste dei client, ricominciando così il ciclo.</text:span></text:p>
      <text:p text:style-name="P34"><draw:frame draw:style-name="fr1" draw:name="Cornice1" text:anchor-type="paragraph" svg:x="-0.026cm" svg:y="0.318cm" svg:width="17.006cm" draw:z-index="0"><draw:text-box fo:min-height="2.23cm"><text:p text:style-name="P38"><draw:frame text:anchor-type="paragraph" draw:z-index="1" draw:name="Forma1" draw:style-name="gr13" draw:text-style-name="P98" svg:width="17.001cm" svg:height="2.839cm" svg:x="0.002cm" svg:y="0cm"><draw:text-box><text:p><text:span text:style-name="T160">p_i process_index[MAX_CLIENT </text:span><text:span text:style-name="T161">+</text:span><text:span text:style-name="T160"> </text:span><text:span text:style-name="T161">1</text:span><text:span text:style-name="T160">];</text:span></text:p><text:p><text:span text:style-name="T162"/></text:p><text:p><text:span text:style-name="T163">typedef</text:span><text:span text:style-name="T160"> </text:span><text:span text:style-name="T163">struct</text:span><text:span text:style-name="T160"> Process_info{</text:span></text:p><text:p><text:span text:style-name="T160"><text:s text:c="8"/></text:span><text:span text:style-name="T164">int</text:span><text:span text:style-name="T160"> servers_socket;</text:span></text:p><text:p><text:span text:style-name="T160"><text:s text:c="8"/></text:span><text:span text:style-name="T160">sem_t </text:span><text:span text:style-name="T161">*</text:span><text:span text:style-name="T160">s_busy;</text:span></text:p><text:p><text:span text:style-name="T160"><text:s text:c="8"/></text:span><text:span text:style-name="T164">int</text:span><text:span text:style-name="T160"> pid;</text:span></text:p><text:p><text:span text:style-name="T160"><text:s/></text:span><text:span text:style-name="T160">} p_i;</text:span></text:p></draw:text-box></draw:frame>Codice <text:sequence text:ref-name="refCodice12" text:name="Codice" text:formula="ooow:Codice+1" style:num-format="1">13</text:sequence>: Struttura di una entry dell'array delle informazioni sul processo <text:span text:style-name="T104">(</text:span><text:span text:style-name="T16">process_index</text:span><text:span text:style-name="T104">)</text:span>. Per ogni figlio, si tiene traccia:</text:p><text:list xml:id="list3608426121" text:style-name="L16"><text:list-item><text:p text:style-name="P46">della socket utilizzata per comunicare con l'esterno;</text:p></text:list-item><text:list-item><text:p text:style-name="P46"><text:span text:style-name="T103">di</text:span> un semaforo per indicare se il processo è pronto a servire una richiesta;</text:p></text:list-item><text:list-item><text:p text:style-name="P46"><text:span text:style-name="T103">del</text:span> pid del process<text:span text:style-name="T103">o, per sapere se è un figlio oppure il padre.</text:span></text:p></text:list-item></text:list><text:p text:style-name="P37">Al padre è riservata la prima entry dell’array, usata solo per accedere alla socket su cui arriveranno gli handshakes.</text:p></draw:text-box></draw:frame></text:p>
      <text:h text:style-name="P48"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Serif1" svg:font-family="'Liberation Serif'" style:font-pitch="variable"/>
    <style:font-face style:name="Source Code Pro1"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stroke-dash draw:name="Long_20_Dash_20_Dot" draw:display-name="Long Dash Dot" draw:style="rect" draw:dots1="1" draw:dots1-length="600%" draw:dots2="1" draw:dots2-length="100%" draw:distance="300%"/>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nippet" style:family="paragraph" style:parent-style-name="Caption"/>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officeooo:rsid="001d8f0f"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dice"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3T00:04:16.038225118</meta:creation-date>
    <dc:date>2021-10-16T15:02:24.769385368</dc:date>
    <meta:editing-duration>PT7H51M46S</meta:editing-duration>
    <meta:editing-cycles>225</meta:editing-cycles>
    <meta:generator>LibreOffice/7.0.6.2$Linux_X86_64 LibreOffice_project/00$Build-2</meta:generator>
    <meta:document-statistic meta:table-count="0" meta:image-count="0" meta:object-count="0" meta:page-count="16" meta:paragraph-count="147" meta:word-count="3171" meta:character-count="20580" meta:non-whitespace-character-count="17619"/>
  </office:meta>
</office:document-meta>
</file>